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MathJax Math" svg:font-family="MathJax Math" style:font-family-generic="system"/>
    <style:font-face style:name="MathJax Main" svg:font-family="MathJax Main" style:font-family-generic="system"/>
    <style:font-face style:name="verdana, arial, helvetica, sans" svg:font-family="verdana, arial, helvetica, san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font-name="Consolas" fo:color="#000000" fo:font-size="9.5pt" style:font-size-asian="9.5pt"/>
    </style:style>
    <style:style style:name="T3" style:parent-style-name="DefaultParagraphFont" style:family="text">
      <style:text-properties style:font-name="Consolas" fo:color="#000000" fo:font-size="9.5pt" style:font-size-asian="9.5pt"/>
    </style:style>
    <style:style style:name="T4" style:parent-style-name="DefaultParagraphFont" style:family="text">
      <style:text-properties style:font-name="MathJax Math" fo:font-style="italic" style:font-style-asian="italic" fo:color="#222222"/>
    </style:style>
    <style:style style:name="T5" style:parent-style-name="DefaultParagraphFont" style:family="text">
      <style:text-properties style:font-name="MathJax Main" fo:color="#222222" fo:font-size="8pt" style:font-size-asian="8pt"/>
    </style:style>
    <style:style style:name="T6" style:parent-style-name="DefaultParagraphFont" style:family="text">
      <style:text-properties style:font-name="MathJax Math" fo:font-style="italic" style:font-style-asian="italic" fo:color="#222222"/>
    </style:style>
    <style:style style:name="T7" style:parent-style-name="DefaultParagraphFont" style:family="text">
      <style:text-properties style:font-name="MathJax Main" fo:color="#222222" fo:font-size="8pt" style:font-size-asian="8pt"/>
    </style:style>
    <style:style style:name="T8" style:parent-style-name="DefaultParagraphFont" style:family="text">
      <style:text-properties style:font-name="MathJax Math" fo:font-style="italic" style:font-style-asian="italic" fo:color="#222222" fo:font-size="8pt" style:font-size-asian="8pt"/>
    </style:style>
    <style:style style:name="T9" style:parent-style-name="DefaultParagraphFont" style:family="text">
      <style:text-properties style:font-name="MathJax Main" fo:color="#222222"/>
    </style:style>
    <style:style style:name="T10" style:parent-style-name="DefaultParagraphFont" style:family="text">
      <style:text-properties style:font-name="MathJax Math" fo:font-style="italic" style:font-style-asian="italic" fo:color="#222222"/>
    </style:style>
    <style:style style:name="T11" style:parent-style-name="DefaultParagraphFont" style:family="text">
      <style:text-properties style:font-name="MathJax Main" fo:color="#222222" fo:font-size="8pt" style:font-size-asian="8pt"/>
    </style:style>
    <style:style style:name="T12" style:parent-style-name="DefaultParagraphFont" style:family="text">
      <style:text-properties style:font-name="MathJax Math" fo:font-style="italic" style:font-style-asian="italic" fo:color="#222222"/>
    </style:style>
    <style:style style:name="T13" style:parent-style-name="DefaultParagraphFont" style:family="text">
      <style:text-properties style:font-name="MathJax Main" fo:color="#222222" fo:font-size="8pt" style:font-size-asian="8pt"/>
    </style:style>
    <style:style style:name="T14" style:parent-style-name="DefaultParagraphFont" style:family="text">
      <style:text-properties style:font-name="MathJax Math" fo:font-style="italic" style:font-style-asian="italic" fo:color="#222222" fo:font-size="8pt" style:font-size-asian="8pt"/>
    </style:style>
    <style:style style:name="T15" style:parent-style-name="DefaultParagraphFont" style:family="text">
      <style:text-properties style:font-name="MathJax Main" fo:color="#222222"/>
    </style:style>
    <style:style style:name="T16" style:parent-style-name="DefaultParagraphFont" style:family="text">
      <style:text-properties style:font-name="MathJax Math" fo:font-style="italic" style:font-style-asian="italic" fo:color="#222222"/>
    </style:style>
    <style:style style:name="T17" style:parent-style-name="DefaultParagraphFont" style:family="text">
      <style:text-properties style:font-name="MathJax Main" fo:color="#222222" fo:font-size="8pt" style:font-size-asian="8pt"/>
    </style:style>
    <style:style style:name="T18" style:parent-style-name="DefaultParagraphFont" style:family="text">
      <style:text-properties style:font-name="MathJax Math" fo:font-style="italic" style:font-style-asian="italic" fo:color="#222222"/>
    </style:style>
    <style:style style:name="T19" style:parent-style-name="DefaultParagraphFont" style:family="text">
      <style:text-properties style:font-name="MathJax Main" fo:color="#222222" fo:font-size="8pt" style:font-size-asian="8pt"/>
    </style:style>
    <style:style style:name="T20" style:parent-style-name="DefaultParagraphFont" style:family="text">
      <style:text-properties style:font-name="MathJax Math" fo:font-style="italic" style:font-style-asian="italic" fo:color="#222222" fo:font-size="8pt" style:font-size-asian="8pt"/>
    </style:style>
    <style:style style:name="T21" style:parent-style-name="DefaultParagraphFont" style:family="text">
      <style:text-properties style:font-name="MathJax Main" fo:color="#222222"/>
    </style:style>
    <style:style style:name="T22" style:parent-style-name="DefaultParagraphFont" style:family="text">
      <style:text-properties style:font-name="MathJax Math" fo:font-style="italic" style:font-style-asian="italic" fo:color="#222222"/>
    </style:style>
    <style:style style:name="T23" style:parent-style-name="DefaultParagraphFont" style:family="text">
      <style:text-properties style:font-name="MathJax Main" fo:color="#222222" fo:font-size="8pt" style:font-size-asian="8pt"/>
    </style:style>
    <style:style style:name="T24" style:parent-style-name="DefaultParagraphFont" style:family="text">
      <style:text-properties style:font-name="MathJax Math" fo:font-style="italic" style:font-style-asian="italic" fo:color="#222222"/>
    </style:style>
    <style:style style:name="T25" style:parent-style-name="DefaultParagraphFont" style:family="text">
      <style:text-properties style:font-name="MathJax Main" fo:color="#222222" fo:font-size="8pt" style:font-size-asian="8pt"/>
    </style:style>
    <style:style style:name="T26" style:parent-style-name="DefaultParagraphFont" style:family="text">
      <style:text-properties style:font-name="MathJax Math" fo:font-style="italic" style:font-style-asian="italic" fo:color="#222222" fo:font-size="8pt" style:font-size-asian="8pt"/>
    </style:style>
    <style:style style:name="T27" style:parent-style-name="DefaultParagraphFont" style:family="text">
      <style:text-properties style:font-name="MathJax Main" fo:color="#222222"/>
    </style:style>
    <style:style style:name="T28" style:parent-style-name="DefaultParagraphFont" style:family="text">
      <style:text-properties style:font-name="MathJax Math" fo:font-style="italic" style:font-style-asian="italic" fo:color="#222222"/>
    </style:style>
    <style:style style:name="T29" style:parent-style-name="DefaultParagraphFont" style:family="text">
      <style:text-properties style:font-name="MathJax Main" fo:color="#222222" fo:font-size="8pt" style:font-size-asian="8pt"/>
    </style:style>
    <style:style style:name="T30" style:parent-style-name="DefaultParagraphFont" style:family="text">
      <style:text-properties style:font-name="MathJax Math" fo:font-style="italic" style:font-style-asian="italic" fo:color="#222222" fo:font-size="8pt" style:font-size-asian="8pt"/>
    </style:style>
    <style:style style:name="T31" style:parent-style-name="DefaultParagraphFont" style:family="text">
      <style:text-properties fo:color="#222222"/>
    </style:style>
    <style:style style:name="T32" style:parent-style-name="DefaultParagraphFont" style:family="text">
      <style:text-properties style:font-name="MathJax Math" fo:font-style="italic" style:font-style-asian="italic" fo:color="#222222"/>
    </style:style>
    <style:style style:name="T33" style:parent-style-name="DefaultParagraphFont" style:family="text">
      <style:text-properties style:font-name="MathJax Main" fo:color="#222222" fo:font-size="8pt" style:font-size-asian="8pt"/>
    </style:style>
    <style:style style:name="T34" style:parent-style-name="DefaultParagraphFont" style:family="text">
      <style:text-properties style:font-name="MathJax Math" fo:font-style="italic" style:font-style-asian="italic" fo:color="#222222" fo:font-size="8pt" style:font-size-asian="8pt"/>
    </style:style>
    <style:style style:name="T35" style:parent-style-name="DefaultParagraphFont" style:family="text">
      <style:text-properties fo:color="#222222"/>
    </style:style>
    <style:style style:name="T36" style:parent-style-name="DefaultParagraphFont" style:family="text">
      <style:text-properties fo:color="#222222"/>
    </style:style>
    <style:style style:name="T37" style:parent-style-name="DefaultParagraphFont" style:family="text">
      <style:text-properties style:font-name="MathJax Main" fo:color="#222222"/>
    </style:style>
    <style:style style:name="T38" style:parent-style-name="DefaultParagraphFont" style:family="text">
      <style:text-properties style:font-name="MathJax Math" fo:font-style="italic" style:font-style-asian="italic" fo:color="#222222"/>
    </style:style>
    <style:style style:name="T39" style:parent-style-name="DefaultParagraphFont" style:family="text">
      <style:text-properties style:font-name="MathJax Main" fo:color="#222222" fo:font-size="8pt" style:font-size-asian="8pt"/>
    </style:style>
    <style:style style:name="T40" style:parent-style-name="DefaultParagraphFont" style:family="text">
      <style:text-properties style:font-name="MathJax Math" fo:font-style="italic" style:font-style-asian="italic" fo:color="#222222" fo:font-size="8pt" style:font-size-asian="8pt"/>
    </style:style>
    <style:style style:name="T41" style:parent-style-name="DefaultParagraphFont" style:family="text">
      <style:text-properties style:font-name="verdana, arial, helvetica, sans" fo:color="#222222"/>
    </style:style>
    <style:style style:name="T42" style:parent-style-name="DefaultParagraphFont" style:family="text">
      <style:text-properties style:font-name="MathJax Math" fo:font-style="italic" style:font-style-asian="italic" fo:color="#222222"/>
    </style:style>
    <style:style style:name="T43" style:parent-style-name="DefaultParagraphFont" style:family="text">
      <style:text-properties style:font-name="MathJax Main" fo:color="#222222" fo:font-size="8pt" style:font-size-asian="8pt"/>
    </style:style>
    <style:style style:name="T44" style:parent-style-name="DefaultParagraphFont" style:family="text">
      <style:text-properties style:font-name="MathJax Math" fo:font-style="italic" style:font-style-asian="italic" fo:color="#222222" fo:font-size="8pt" style:font-size-asian="8pt"/>
    </style:style>
    <style:style style:name="T45" style:parent-style-name="DefaultParagraphFont" style:family="text">
      <style:text-properties style:font-name="MathJax Main" fo:color="#222222"/>
    </style:style>
    <style:style style:name="T46" style:parent-style-name="DefaultParagraphFont" style:family="text">
      <style:text-properties style:font-name="MathJax Math" fo:font-style="italic" style:font-style-asian="italic" fo:color="#222222"/>
    </style:style>
    <style:style style:name="T47" style:parent-style-name="DefaultParagraphFont" style:family="text">
      <style:text-properties style:font-name="MathJax Main" fo:color="#222222" fo:font-size="8pt" style:font-size-asian="8pt"/>
    </style:style>
    <style:style style:name="T48" style:parent-style-name="DefaultParagraphFont" style:family="text">
      <style:text-properties style:font-name="MathJax Math" fo:font-style="italic" style:font-style-asian="italic" fo:color="#222222" fo:font-size="8pt" style:font-size-asian="8pt"/>
    </style:style>
    <style:style style:name="T49" style:parent-style-name="DefaultParagraphFont" style:family="text">
      <style:text-properties style:font-name="MathJax Math" fo:font-style="italic" style:font-style-asian="italic" fo:color="#222222"/>
    </style:style>
    <style:style style:name="T50" style:parent-style-name="DefaultParagraphFont" style:family="text">
      <style:text-properties style:font-name="MathJax Main" fo:color="#222222" fo:font-size="8pt" style:font-size-asian="8pt"/>
    </style:style>
    <style:style style:name="T51" style:parent-style-name="DefaultParagraphFont" style:family="text">
      <style:text-properties style:font-name="MathJax Math" fo:font-style="italic" style:font-style-asian="italic" fo:color="#222222" fo:font-size="8pt" style:font-size-asian="8pt"/>
    </style:style>
    <style:style style:name="T52" style:parent-style-name="DefaultParagraphFont" style:family="text">
      <style:text-properties fo:color="#222222"/>
    </style:style>
    <style:style style:name="T53" style:parent-style-name="DefaultParagraphFont" style:family="text">
      <style:text-properties style:font-name="MathJax Math" fo:font-style="italic" style:font-style-asian="italic" fo:color="#222222"/>
    </style:style>
    <style:style style:name="T54" style:parent-style-name="DefaultParagraphFont" style:family="text">
      <style:text-properties style:font-name="MathJax Main" fo:color="#222222" fo:font-size="8pt" style:font-size-asian="8pt"/>
    </style:style>
    <style:style style:name="T55" style:parent-style-name="DefaultParagraphFont" style:family="text">
      <style:text-properties style:font-name="MathJax Math" fo:font-style="italic" style:font-style-asian="italic" fo:color="#222222" fo:font-size="8pt" style:font-size-asian="8pt"/>
    </style:style>
    <style:style style:name="T56" style:parent-style-name="DefaultParagraphFont" style:family="text">
      <style:text-properties fo:color="#222222"/>
    </style:style>
    <style:style style:name="T57" style:parent-style-name="DefaultParagraphFont" style:family="text">
      <style:text-properties style:font-name="MathJax Main" fo:color="#222222"/>
    </style:style>
    <style:style style:name="T58" style:parent-style-name="DefaultParagraphFont" style:family="text">
      <style:text-properties style:font-name="MathJax Math" fo:font-style="italic" style:font-style-asian="italic" fo:color="#222222"/>
    </style:style>
    <style:style style:name="T59" style:parent-style-name="DefaultParagraphFont" style:family="text">
      <style:text-properties style:font-name="MathJax Main" fo:color="#222222" fo:font-size="8pt" style:font-size-asian="8pt"/>
    </style:style>
    <style:style style:name="T60" style:parent-style-name="DefaultParagraphFont" style:family="text">
      <style:text-properties style:font-name="MathJax Math" fo:font-style="italic" style:font-style-asian="italic" fo:color="#222222" fo:font-size="8pt" style:font-size-asian="8pt"/>
    </style:style>
    <style:style style:name="T61" style:parent-style-name="DefaultParagraphFont" style:family="text">
      <style:text-properties style:font-name="verdana, arial, helvetica, sans" fo:color="#222222"/>
    </style:style>
    <style:style style:name="T62" style:parent-style-name="DefaultParagraphFont" style:family="text">
      <style:text-properties style:font-name="MathJax Math" fo:font-style="italic" style:font-style-asian="italic" fo:color="#222222"/>
    </style:style>
    <style:style style:name="T63" style:parent-style-name="DefaultParagraphFont" style:family="text">
      <style:text-properties style:font-name="MathJax Main" fo:color="#222222" fo:font-size="8pt" style:font-size-asian="8pt"/>
    </style:style>
    <style:style style:name="T64" style:parent-style-name="DefaultParagraphFont" style:family="text">
      <style:text-properties style:font-name="MathJax Math" fo:font-style="italic" style:font-style-asian="italic" fo:color="#222222" fo:font-size="8pt" style:font-size-asian="8pt"/>
    </style:style>
    <style:style style:name="T65" style:parent-style-name="DefaultParagraphFont" style:family="text">
      <style:text-properties style:font-name="MathJax Main" fo:color="#222222"/>
    </style:style>
    <style:style style:name="T66" style:parent-style-name="DefaultParagraphFont" style:family="text">
      <style:text-properties style:font-name="MathJax Math" fo:font-style="italic" style:font-style-asian="italic" fo:color="#222222"/>
    </style:style>
    <style:style style:name="T67" style:parent-style-name="DefaultParagraphFont" style:family="text">
      <style:text-properties style:font-name="MathJax Main" fo:color="#222222" fo:font-size="8pt" style:font-size-asian="8pt"/>
    </style:style>
    <style:style style:name="T68" style:parent-style-name="DefaultParagraphFont" style:family="text">
      <style:text-properties style:font-name="MathJax Math" fo:font-style="italic" style:font-style-asian="italic" fo:color="#222222"/>
    </style:style>
    <style:style style:name="T69" style:parent-style-name="DefaultParagraphFont" style:family="text">
      <style:text-properties style:font-name="MathJax Main" fo:color="#222222" fo:font-size="8pt" style:font-size-asian="8pt"/>
    </style:style>
    <style:style style:name="T70" style:parent-style-name="DefaultParagraphFont" style:family="text">
      <style:text-properties style:font-name="MathJax Math" fo:font-style="italic" style:font-style-asian="italic" fo:color="#222222" fo:font-size="8pt" style:font-size-asian="8pt"/>
    </style:style>
    <style:style style:name="T71" style:parent-style-name="DefaultParagraphFont" style:family="text">
      <style:text-properties style:font-name="MathJax Main" fo:color="#222222"/>
    </style:style>
    <style:style style:name="T72" style:parent-style-name="DefaultParagraphFont" style:family="text">
      <style:text-properties style:font-name="MathJax Math" fo:font-style="italic" style:font-style-asian="italic" fo:color="#222222"/>
    </style:style>
    <style:style style:name="T73" style:parent-style-name="DefaultParagraphFont" style:family="text">
      <style:text-properties style:font-name="MathJax Main" fo:color="#222222" fo:font-size="8pt" style:font-size-asian="8pt"/>
    </style:style>
    <style:style style:name="T74" style:parent-style-name="DefaultParagraphFont" style:family="text">
      <style:text-properties style:font-name="MathJax Math" fo:font-style="italic" style:font-style-asian="italic" fo:color="#222222"/>
    </style:style>
    <style:style style:name="T75" style:parent-style-name="DefaultParagraphFont" style:family="text">
      <style:text-properties style:font-name="MathJax Main" fo:color="#222222" fo:font-size="8pt" style:font-size-asian="8pt"/>
    </style:style>
    <style:style style:name="T76" style:parent-style-name="DefaultParagraphFont" style:family="text">
      <style:text-properties style:font-name="MathJax Math" fo:font-style="italic" style:font-style-asian="italic" fo:color="#222222" fo:font-size="8pt" style:font-size-asian="8pt"/>
    </style:style>
    <style:style style:name="T77" style:parent-style-name="DefaultParagraphFont" style:family="text">
      <style:text-properties style:font-name="MathJax Main" fo:color="#222222"/>
    </style:style>
    <style:style style:name="T78" style:parent-style-name="DefaultParagraphFont" style:family="text">
      <style:text-properties style:font-name="MathJax Math" fo:font-style="italic" style:font-style-asian="italic" fo:color="#222222"/>
    </style:style>
    <style:style style:name="T79" style:parent-style-name="DefaultParagraphFont" style:family="text">
      <style:text-properties style:font-name="MathJax Main" fo:color="#222222" fo:font-size="8pt" style:font-size-asian="8pt"/>
    </style:style>
    <style:style style:name="T80" style:parent-style-name="DefaultParagraphFont" style:family="text">
      <style:text-properties style:font-name="MathJax Math" fo:font-style="italic" style:font-style-asian="italic" fo:color="#222222"/>
    </style:style>
    <style:style style:name="T81" style:parent-style-name="DefaultParagraphFont" style:family="text">
      <style:text-properties style:font-name="MathJax Main" fo:color="#222222" fo:font-size="8pt" style:font-size-asian="8pt"/>
    </style:style>
    <style:style style:name="T82" style:parent-style-name="DefaultParagraphFont" style:family="text">
      <style:text-properties style:font-name="MathJax Math" fo:font-style="italic" style:font-style-asian="italic" fo:color="#222222" fo:font-size="8pt" style:font-size-asian="8pt"/>
    </style:style>
    <style:style style:name="T83" style:parent-style-name="DefaultParagraphFont" style:family="text">
      <style:text-properties style:font-name="MathJax Main" fo:color="#222222"/>
    </style:style>
    <style:style style:name="T84" style:parent-style-name="DefaultParagraphFont" style:family="text">
      <style:text-properties style:font-name="MathJax Math" fo:font-style="italic" style:font-style-asian="italic" fo:color="#222222"/>
    </style:style>
    <style:style style:name="T85" style:parent-style-name="DefaultParagraphFont" style:family="text">
      <style:text-properties style:font-name="MathJax Main" fo:color="#222222" fo:font-size="8pt" style:font-size-asian="8pt"/>
    </style:style>
    <style:style style:name="T86" style:parent-style-name="DefaultParagraphFont" style:family="text">
      <style:text-properties style:font-name="MathJax Math" fo:font-style="italic" style:font-style-asian="italic" fo:color="#222222" fo:font-size="8pt" style:font-size-asian="8pt"/>
    </style:style>
    <style:style style:name="T87" style:parent-style-name="DefaultParagraphFont" style:family="text">
      <style:text-properties style:font-name="MathJax Math" fo:font-style="italic" style:font-style-asian="italic" fo:color="#222222"/>
    </style:style>
    <style:style style:name="T88" style:parent-style-name="DefaultParagraphFont" style:family="text">
      <style:text-properties style:font-name="MathJax Main" fo:color="#222222" fo:font-size="8pt" style:font-size-asian="8pt"/>
    </style:style>
    <style:style style:name="T89" style:parent-style-name="DefaultParagraphFont" style:family="text">
      <style:text-properties style:font-name="MathJax Math" fo:font-style="italic" style:font-style-asian="italic" fo:color="#222222" fo:font-size="8pt" style:font-size-asian="8pt"/>
    </style:style>
    <style:style style:name="T90" style:parent-style-name="DefaultParagraphFont" style:family="text">
      <style:text-properties style:font-name="MathJax Math" fo:font-style="italic" style:font-style-asian="italic" fo:color="#222222"/>
    </style:style>
    <style:style style:name="T91" style:parent-style-name="DefaultParagraphFont" style:family="text">
      <style:text-properties style:font-name="MathJax Main" fo:color="#222222"/>
    </style:style>
    <style:style style:name="T92" style:parent-style-name="DefaultParagraphFont" style:family="text">
      <style:text-properties style:font-name="MathJax Math" fo:font-style="italic" style:font-style-asian="italic" fo:color="#222222"/>
    </style:style>
    <style:style style:name="T93" style:parent-style-name="DefaultParagraphFont" style:family="text">
      <style:text-properties style:font-name="MathJax Main" fo:color="#222222" fo:font-size="8pt" style:font-size-asian="8pt"/>
    </style:style>
    <style:style style:name="T94" style:parent-style-name="DefaultParagraphFont" style:family="text">
      <style:text-properties style:font-name="MathJax Math" fo:font-style="italic" style:font-style-asian="italic" fo:color="#222222" fo:font-size="8pt" style:font-size-asian="8pt"/>
    </style:style>
    <style:style style:name="T95" style:parent-style-name="DefaultParagraphFont" style:family="text">
      <style:text-properties style:font-name="verdana, arial, helvetica, sans" fo:color="#222222"/>
    </style:style>
    <style:style style:name="T96" style:parent-style-name="DefaultParagraphFont" style:family="text">
      <style:text-properties style:font-name="MathJax Math" fo:font-style="italic" style:font-style-asian="italic" fo:color="#222222"/>
    </style:style>
    <style:style style:name="T97" style:parent-style-name="DefaultParagraphFont" style:family="text">
      <style:text-properties style:font-name="MathJax Main" fo:color="#222222" fo:font-size="8pt" style:font-size-asian="8pt"/>
    </style:style>
    <style:style style:name="T98" style:parent-style-name="DefaultParagraphFont" style:family="text">
      <style:text-properties style:font-name="MathJax Math" fo:font-style="italic" style:font-style-asian="italic" fo:color="#222222" fo:font-size="8pt" style:font-size-asian="8pt"/>
    </style:style>
    <style:style style:name="T99" style:parent-style-name="DefaultParagraphFont" style:family="text">
      <style:text-properties style:font-name="MathJax Main" fo:color="#222222"/>
    </style:style>
    <style:style style:name="T100" style:parent-style-name="DefaultParagraphFont" style:family="text">
      <style:text-properties style:font-name="Consolas" fo:color="#000000" fo:font-size="9.5pt" style:font-size-asian="9.5pt"/>
    </style:style>
    <style:style style:name="T101" style:parent-style-name="DefaultParagraphFont" style:family="text">
      <style:text-properties style:font-name="Consolas" fo:color="#000000" fo:font-size="9.5pt" style:font-size-asian="9.5pt"/>
    </style:style>
    <style:style style:name="T102" style:parent-style-name="DefaultParagraphFont" style:family="text">
      <style:text-properties style:font-name="MathJax Math" fo:font-style="italic" style:font-style-asian="italic" fo:color="#222222"/>
    </style:style>
    <style:style style:name="T103" style:parent-style-name="DefaultParagraphFont" style:family="text">
      <style:text-properties style:font-name="MathJax Main" fo:color="#222222" fo:font-size="8pt" style:font-size-asian="8pt"/>
    </style:style>
    <style:style style:name="T104" style:parent-style-name="DefaultParagraphFont" style:family="text">
      <style:text-properties style:font-name="MathJax Math" fo:font-style="italic" style:font-style-asian="italic" fo:color="#222222" fo:font-size="8pt" style:font-size-asian="8pt"/>
    </style:style>
    <style:style style:name="T105" style:parent-style-name="DefaultParagraphFont" style:family="text">
      <style:text-properties fo:color="#222222"/>
    </style:style>
    <style:style style:name="T106" style:parent-style-name="DefaultParagraphFont" style:family="text">
      <style:text-properties style:font-name="MathJax Math" fo:font-style="italic" style:font-style-asian="italic" fo:color="#222222"/>
    </style:style>
    <style:style style:name="T107" style:parent-style-name="DefaultParagraphFont" style:family="text">
      <style:text-properties style:font-name="MathJax Main" fo:color="#222222" fo:font-size="8pt" style:font-size-asian="8pt"/>
    </style:style>
    <style:style style:name="T108" style:parent-style-name="DefaultParagraphFont" style:family="text">
      <style:text-properties style:font-name="MathJax Math" fo:font-style="italic" style:font-style-asian="italic" fo:color="#222222" fo:font-size="8pt" style:font-size-asian="8pt"/>
    </style:style>
    <style:style style:name="T109" style:parent-style-name="DefaultParagraphFont" style:family="text">
      <style:text-properties fo:color="#222222"/>
    </style:style>
    <style:style style:name="T110" style:parent-style-name="DefaultParagraphFont" style:family="text">
      <style:text-properties style:font-name="MathJax Main" fo:color="#222222"/>
    </style:style>
    <style:style style:name="T111" style:parent-style-name="DefaultParagraphFont" style:family="text">
      <style:text-properties style:font-name="MathJax Math" fo:font-style="italic" style:font-style-asian="italic" fo:color="#222222"/>
    </style:style>
    <style:style style:name="T112" style:parent-style-name="DefaultParagraphFont" style:family="text">
      <style:text-properties style:font-name="MathJax Main" fo:color="#222222" fo:font-size="8pt" style:font-size-asian="8pt"/>
    </style:style>
    <style:style style:name="T113" style:parent-style-name="DefaultParagraphFont" style:family="text">
      <style:text-properties style:font-name="MathJax Math" fo:font-style="italic" style:font-style-asian="italic" fo:color="#222222" fo:font-size="8pt" style:font-size-asian="8pt"/>
    </style:style>
    <style:style style:name="T114" style:parent-style-name="DefaultParagraphFont" style:family="text">
      <style:text-properties style:font-name="verdana, arial, helvetica, sans" fo:color="#222222"/>
    </style:style>
    <style:style style:name="T115" style:parent-style-name="DefaultParagraphFont" style:family="text">
      <style:text-properties style:font-name="MathJax Math" fo:font-style="italic" style:font-style-asian="italic" fo:color="#222222"/>
    </style:style>
    <style:style style:name="T116" style:parent-style-name="DefaultParagraphFont" style:family="text">
      <style:text-properties style:font-name="MathJax Main" fo:color="#222222" fo:font-size="8pt" style:font-size-asian="8pt"/>
    </style:style>
    <style:style style:name="T117" style:parent-style-name="DefaultParagraphFont" style:family="text">
      <style:text-properties style:font-name="MathJax Math" fo:font-style="italic" style:font-style-asian="italic" fo:color="#222222" fo:font-size="8pt" style:font-size-asian="8pt"/>
    </style:style>
    <style:style style:name="T118" style:parent-style-name="DefaultParagraphFont" style:family="text">
      <style:text-properties style:font-name="MathJax Main" fo:color="#222222"/>
    </style:style>
    <style:style style:name="TableColumn120" style:family="table-column">
      <style:table-column-properties style:column-width="1.3909in"/>
    </style:style>
    <style:style style:name="TableColumn121" style:family="table-column">
      <style:table-column-properties style:column-width="1.3902in"/>
    </style:style>
    <style:style style:name="TableColumn122" style:family="table-column">
      <style:table-column-properties style:column-width="1.4312in"/>
    </style:style>
    <style:style style:name="TableColumn123" style:family="table-column">
      <style:table-column-properties style:column-width="1.2708in"/>
    </style:style>
    <style:style style:name="TableColumn124" style:family="table-column">
      <style:table-column-properties style:column-width="1.4347in"/>
    </style:style>
    <style:style style:name="Table119" style:family="table">
      <style:table-properties style:width="6.918in" fo:margin-left="0in" table:align="left"/>
    </style:style>
    <style:style style:name="TableRow125" style:family="table-row">
      <style:table-row-properties/>
    </style:style>
    <style:style style:name="TableCell126" style:family="table-cell">
      <style:table-cell-properties fo:border="0.0069in solid #000000" style:writing-mode="lr-tb" fo:padding-top="0in" fo:padding-left="0.075in" fo:padding-bottom="0in" fo:padding-right="0.075in"/>
    </style:style>
    <style:style style:name="TableCell127" style:family="table-cell">
      <style:table-cell-properties fo:border="0.0069in solid #000000" style:writing-mode="lr-tb" fo:padding-top="0in" fo:padding-left="0.075in" fo:padding-bottom="0in" fo:padding-right="0.075in"/>
    </style:style>
    <style:style style:name="TableCell128" style:family="table-cell">
      <style:table-cell-properties fo:border="0.0069in solid #000000" style:writing-mode="lr-tb" fo:padding-top="0in" fo:padding-left="0.075in" fo:padding-bottom="0in" fo:padding-right="0.075in"/>
    </style:style>
    <style:style style:name="TableCell129" style:family="table-cell">
      <style:table-cell-properties fo:border="0.0069in solid #000000" style:writing-mode="lr-tb" fo:padding-top="0in" fo:padding-left="0.075in" fo:padding-bottom="0in" fo:padding-right="0.075in"/>
    </style:style>
    <style:style style:name="TableCell130" style:family="table-cell">
      <style:table-cell-properties fo:border="0.0069in solid #000000" style:writing-mode="lr-tb" fo:padding-top="0in" fo:padding-left="0.075in" fo:padding-bottom="0in" fo:padding-right="0.075in"/>
    </style:style>
    <style:style style:name="P131" style:parent-style-name="Standard" style:family="paragraph">
      <style:text-properties fo:font-weight="bold" style:font-weight-asian="bold"/>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TableCell134" style:family="table-cell">
      <style:table-cell-properties fo:border="0.0069in solid #000000" style:writing-mode="lr-tb" fo:padding-top="0in" fo:padding-left="0.075in" fo:padding-bottom="0in" fo:padding-right="0.075in"/>
    </style:style>
    <style:style style:name="TableCell135" style:family="table-cell">
      <style:table-cell-properties fo:border="0.0069in solid #000000" style:writing-mode="lr-tb" fo:padding-top="0in" fo:padding-left="0.075in" fo:padding-bottom="0in" fo:padding-right="0.075in"/>
    </style:style>
    <style:style style:name="TableCell136" style:family="table-cell">
      <style:table-cell-properties fo:border="0.0069in solid #000000" style:writing-mode="lr-tb" fo:padding-top="0in" fo:padding-left="0.075in" fo:padding-bottom="0in" fo:padding-right="0.075in"/>
    </style:style>
    <style:style style:name="TableCell137" style:family="table-cell">
      <style:table-cell-properties fo:border="0.0069in solid #000000" style:writing-mode="lr-tb" fo:padding-top="0in" fo:padding-left="0.075in" fo:padding-bottom="0in" fo:padding-right="0.075in"/>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TableCell140" style:family="table-cell">
      <style:table-cell-properties fo:border="0.0069in solid #000000" style:writing-mode="lr-tb" fo:padding-top="0in" fo:padding-left="0.075in" fo:padding-bottom="0in" fo:padding-right="0.075in"/>
    </style:style>
    <style:style style:name="TableCell141" style:family="table-cell">
      <style:table-cell-properties fo:border="0.0069in solid #000000" style:writing-mode="lr-tb" fo:padding-top="0in" fo:padding-left="0.075in" fo:padding-bottom="0in" fo:padding-right="0.075in"/>
    </style:style>
    <style:style style:name="TableCell142" style:family="table-cell">
      <style:table-cell-properties fo:border="0.0069in solid #000000" style:writing-mode="lr-tb" fo:padding-top="0in" fo:padding-left="0.075in" fo:padding-bottom="0in" fo:padding-right="0.075in"/>
    </style:style>
    <style:style style:name="TableCell143" style:family="table-cell">
      <style:table-cell-properties fo:border="0.0069in solid #000000" style:writing-mode="lr-tb" fo:padding-top="0in" fo:padding-left="0.075in" fo:padding-bottom="0in" fo:padding-right="0.075in"/>
    </style:style>
    <style:style style:name="TableRow144" style:family="table-row">
      <style:table-row-properties/>
    </style:style>
    <style:style style:name="TableCell145" style:family="table-cell">
      <style:table-cell-properties fo:border="0.0069in solid #000000" style:writing-mode="lr-tb" fo:padding-top="0in" fo:padding-left="0.075in" fo:padding-bottom="0in" fo:padding-right="0.075in"/>
    </style:style>
    <style:style style:name="TableCell146" style:family="table-cell">
      <style:table-cell-properties fo:border="0.0069in solid #000000" style:writing-mode="lr-tb" fo:padding-top="0in" fo:padding-left="0.075in" fo:padding-bottom="0in" fo:padding-right="0.075in"/>
    </style:style>
    <style:style style:name="TableCell147" style:family="table-cell">
      <style:table-cell-properties fo:border="0.0069in solid #000000" style:writing-mode="lr-tb" fo:padding-top="0in" fo:padding-left="0.075in" fo:padding-bottom="0in" fo:padding-right="0.075in"/>
    </style:style>
    <style:style style:name="TableCell148" style:family="table-cell">
      <style:table-cell-properties fo:border="0.0069in solid #000000" style:writing-mode="lr-tb" fo:padding-top="0in" fo:padding-left="0.075in" fo:padding-bottom="0in" fo:padding-right="0.075in"/>
    </style:style>
    <style:style style:name="TableCell149" style:family="table-cell">
      <style:table-cell-properties fo:border="0.0069in solid #000000" style:writing-mode="lr-tb" fo:padding-top="0in" fo:padding-left="0.075in" fo:padding-bottom="0in" fo:padding-right="0.075in"/>
    </style:style>
    <style:style style:name="TableRow150" style:family="table-row">
      <style:table-row-properties/>
    </style:style>
    <style:style style:name="TableCell151" style:family="table-cell">
      <style:table-cell-properties fo:border="0.0069in solid #000000" style:writing-mode="lr-tb" fo:padding-top="0in" fo:padding-left="0.075in" fo:padding-bottom="0in" fo:padding-right="0.075in"/>
    </style:style>
    <style:style style:name="TableCell152" style:family="table-cell">
      <style:table-cell-properties fo:border="0.0069in solid #000000" style:writing-mode="lr-tb" fo:padding-top="0in" fo:padding-left="0.075in" fo:padding-bottom="0in" fo:padding-right="0.075in"/>
    </style:style>
    <style:style style:name="TableCell153" style:family="table-cell">
      <style:table-cell-properties fo:border="0.0069in solid #000000" style:writing-mode="lr-tb" fo:padding-top="0in" fo:padding-left="0.075in" fo:padding-bottom="0in" fo:padding-right="0.075in"/>
    </style:style>
    <style:style style:name="TableCell154" style:family="table-cell">
      <style:table-cell-properties fo:border="0.0069in solid #000000" style:writing-mode="lr-tb" fo:padding-top="0in" fo:padding-left="0.075in" fo:padding-bottom="0in" fo:padding-right="0.075in"/>
    </style:style>
    <style:style style:name="TableCell155" style:family="table-cell">
      <style:table-cell-properties fo:border="0.0069in solid #000000" style:writing-mode="lr-tb" fo:padding-top="0in" fo:padding-left="0.075in" fo:padding-bottom="0in" fo:padding-right="0.075in"/>
    </style:style>
    <style:style style:name="TableRow156" style:family="table-row">
      <style:table-row-properties/>
    </style:style>
    <style:style style:name="TableCell157" style:family="table-cell">
      <style:table-cell-properties fo:border="0.0069in solid #000000" style:writing-mode="lr-tb" fo:padding-top="0in" fo:padding-left="0.075in" fo:padding-bottom="0in" fo:padding-right="0.075in"/>
    </style:style>
    <style:style style:name="TableCell158" style:family="table-cell">
      <style:table-cell-properties fo:border="0.0069in solid #000000" style:writing-mode="lr-tb" fo:padding-top="0in" fo:padding-left="0.075in" fo:padding-bottom="0in" fo:padding-right="0.075in"/>
    </style:style>
    <style:style style:name="TableCell159" style:family="table-cell">
      <style:table-cell-properties fo:border="0.0069in solid #000000" style:writing-mode="lr-tb" fo:padding-top="0in" fo:padding-left="0.075in" fo:padding-bottom="0in" fo:padding-right="0.075in"/>
    </style:style>
    <style:style style:name="TableCell160" style:family="table-cell">
      <style:table-cell-properties fo:border="0.0069in solid #000000" style:writing-mode="lr-tb" fo:padding-top="0in" fo:padding-left="0.075in" fo:padding-bottom="0in" fo:padding-right="0.075in"/>
    </style:style>
    <style:style style:name="TableCell161" style:family="table-cell">
      <style:table-cell-properties fo:border="0.0069in solid #000000" style:writing-mode="lr-tb" fo:padding-top="0in" fo:padding-left="0.075in" fo:padding-bottom="0in" fo:padding-right="0.075in"/>
    </style:style>
    <style:style style:name="TableColumn163" style:family="table-column">
      <style:table-column-properties style:column-width="0.9673in"/>
    </style:style>
    <style:style style:name="TableColumn164" style:family="table-column">
      <style:table-column-properties style:column-width="1.0236in"/>
    </style:style>
    <style:style style:name="TableColumn165" style:family="table-column">
      <style:table-column-properties style:column-width="0.9673in"/>
    </style:style>
    <style:style style:name="TableColumn166" style:family="table-column">
      <style:table-column-properties style:column-width="1.0236in"/>
    </style:style>
    <style:style style:name="TableColumn167" style:family="table-column">
      <style:table-column-properties style:column-width="0.8819in"/>
    </style:style>
    <style:style style:name="TableColumn168" style:family="table-column">
      <style:table-column-properties style:column-width="1.027in"/>
    </style:style>
    <style:style style:name="TableColumn169" style:family="table-column">
      <style:table-column-properties style:column-width="1.027in"/>
    </style:style>
    <style:style style:name="Table162" style:family="table">
      <style:table-properties style:width="6.918in" fo:margin-left="0in" table:align="left"/>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TableCell172" style:family="table-cell">
      <style:table-cell-properties fo:border="0.0069in solid #000000" style:writing-mode="lr-tb" fo:padding-top="0in" fo:padding-left="0.075in" fo:padding-bottom="0in" fo:padding-right="0.075in"/>
    </style:style>
    <style:style style:name="TableCell173" style:family="table-cell">
      <style:table-cell-properties fo:border="0.0069in solid #000000" style:writing-mode="lr-tb" fo:padding-top="0in" fo:padding-left="0.075in" fo:padding-bottom="0in" fo:padding-right="0.075in"/>
    </style:style>
    <style:style style:name="TableCell174" style:family="table-cell">
      <style:table-cell-properties fo:border="0.0069in solid #000000" style:writing-mode="lr-tb" fo:padding-top="0in" fo:padding-left="0.075in" fo:padding-bottom="0in" fo:padding-right="0.075in"/>
    </style:style>
    <style:style style:name="TableCell175" style:family="table-cell">
      <style:table-cell-properties fo:border="0.0069in solid #000000" style:writing-mode="lr-tb" fo:padding-top="0in" fo:padding-left="0.075in" fo:padding-bottom="0in" fo:padding-right="0.075in"/>
    </style:style>
    <style:style style:name="TableCell176" style:family="table-cell">
      <style:table-cell-properties fo:border="0.0069in solid #000000" style:writing-mode="lr-tb" fo:padding-top="0in" fo:padding-left="0.075in" fo:padding-bottom="0in" fo:padding-right="0.075in"/>
    </style:style>
    <style:style style:name="P177" style:parent-style-name="Standard" style:family="paragraph">
      <style:text-properties fo:font-weight="bold" style:font-weight-asian="bold"/>
    </style:style>
    <style:style style:name="TableCell178" style:family="table-cell">
      <style:table-cell-properties fo:border="0.0069in solid #000000" style:writing-mode="lr-tb" fo:padding-top="0in" fo:padding-left="0.075in" fo:padding-bottom="0in" fo:padding-right="0.075in"/>
    </style:style>
    <style:style style:name="P179" style:parent-style-name="Standard" style:family="paragraph">
      <style:text-properties fo:font-weight="bold" style:font-weight-asian="bold"/>
    </style:style>
    <style:style style:name="TableRow180" style:family="table-row">
      <style:table-row-properties/>
    </style:style>
    <style:style style:name="TableCell181" style:family="table-cell">
      <style:table-cell-properties fo:border="0.0069in solid #000000" style:writing-mode="lr-tb" fo:padding-top="0in" fo:padding-left="0.075in" fo:padding-bottom="0in" fo:padding-right="0.075in"/>
    </style:style>
    <style:style style:name="TableCell182" style:family="table-cell">
      <style:table-cell-properties fo:border="0.0069in solid #000000" style:writing-mode="lr-tb" fo:padding-top="0in" fo:padding-left="0.075in" fo:padding-bottom="0in" fo:padding-right="0.075in"/>
    </style:style>
    <style:style style:name="TableCell183" style:family="table-cell">
      <style:table-cell-properties fo:border="0.0069in solid #000000" style:writing-mode="lr-tb" fo:padding-top="0in" fo:padding-left="0.075in" fo:padding-bottom="0in" fo:padding-right="0.075in"/>
    </style:style>
    <style:style style:name="TableCell184" style:family="table-cell">
      <style:table-cell-properties fo:border="0.0069in solid #000000" style:writing-mode="lr-tb" fo:padding-top="0in" fo:padding-left="0.075in" fo:padding-bottom="0in" fo:padding-right="0.075in"/>
    </style:style>
    <style:style style:name="TableCell185" style:family="table-cell">
      <style:table-cell-properties fo:border="0.0069in solid #000000" style:writing-mode="lr-tb" fo:padding-top="0in" fo:padding-left="0.075in" fo:padding-bottom="0in" fo:padding-right="0.075in"/>
    </style:style>
    <style:style style:name="TableCell186" style:family="table-cell">
      <style:table-cell-properties fo:border="0.0069in solid #000000" style:writing-mode="lr-tb" fo:padding-top="0in" fo:padding-left="0.075in" fo:padding-bottom="0in" fo:padding-right="0.075in"/>
    </style:style>
    <style:style style:name="TableCell187" style:family="table-cell">
      <style:table-cell-properties fo:border="0.0069in solid #000000" style:writing-mode="lr-tb" fo:padding-top="0in" fo:padding-left="0.075in" fo:padding-bottom="0in" fo:padding-right="0.075in"/>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TableCell190" style:family="table-cell">
      <style:table-cell-properties fo:border="0.0069in solid #000000" style:writing-mode="lr-tb" fo:padding-top="0in" fo:padding-left="0.075in" fo:padding-bottom="0in" fo:padding-right="0.075in"/>
    </style:style>
    <style:style style:name="TableCell191" style:family="table-cell">
      <style:table-cell-properties fo:border="0.0069in solid #000000" style:writing-mode="lr-tb" fo:padding-top="0in" fo:padding-left="0.075in" fo:padding-bottom="0in" fo:padding-right="0.075in"/>
    </style:style>
    <style:style style:name="TableCell192" style:family="table-cell">
      <style:table-cell-properties fo:border="0.0069in solid #000000" style:writing-mode="lr-tb" fo:padding-top="0in" fo:padding-left="0.075in" fo:padding-bottom="0in" fo:padding-right="0.075in"/>
    </style:style>
    <style:style style:name="TableCell193" style:family="table-cell">
      <style:table-cell-properties fo:border="0.0069in solid #000000" style:writing-mode="lr-tb" fo:padding-top="0in" fo:padding-left="0.075in" fo:padding-bottom="0in" fo:padding-right="0.075in"/>
    </style:style>
    <style:style style:name="TableCell194" style:family="table-cell">
      <style:table-cell-properties fo:border="0.0069in solid #000000" style:writing-mode="lr-tb" fo:padding-top="0in" fo:padding-left="0.075in" fo:padding-bottom="0in" fo:padding-right="0.075in"/>
    </style:style>
    <style:style style:name="TableCell195" style:family="table-cell">
      <style:table-cell-properties fo:border="0.0069in solid #000000" style:writing-mode="lr-tb" fo:padding-top="0in" fo:padding-left="0.075in" fo:padding-bottom="0in" fo:padding-right="0.075in"/>
    </style:style>
    <style:style style:name="TableRow196" style:family="table-row">
      <style:table-row-properties/>
    </style:style>
    <style:style style:name="TableCell197" style:family="table-cell">
      <style:table-cell-properties fo:border="0.0069in solid #000000" style:writing-mode="lr-tb" fo:padding-top="0in" fo:padding-left="0.075in" fo:padding-bottom="0in" fo:padding-right="0.075in"/>
    </style:style>
    <style:style style:name="TableCell198" style:family="table-cell">
      <style:table-cell-properties fo:border="0.0069in solid #000000" style:writing-mode="lr-tb" fo:padding-top="0in" fo:padding-left="0.075in" fo:padding-bottom="0in" fo:padding-right="0.075in"/>
    </style:style>
    <style:style style:name="TableCell199" style:family="table-cell">
      <style:table-cell-properties fo:border="0.0069in solid #000000" style:writing-mode="lr-tb" fo:padding-top="0in" fo:padding-left="0.075in" fo:padding-bottom="0in" fo:padding-right="0.075in"/>
    </style:style>
    <style:style style:name="TableCell200" style:family="table-cell">
      <style:table-cell-properties fo:border="0.0069in solid #000000" style:writing-mode="lr-tb" fo:padding-top="0in" fo:padding-left="0.075in" fo:padding-bottom="0in" fo:padding-right="0.075in"/>
    </style:style>
    <style:style style:name="TableCell201" style:family="table-cell">
      <style:table-cell-properties fo:border="0.0069in solid #000000" style:writing-mode="lr-tb" fo:padding-top="0in" fo:padding-left="0.075in" fo:padding-bottom="0in" fo:padding-right="0.075in"/>
    </style:style>
    <style:style style:name="TableCell202" style:family="table-cell">
      <style:table-cell-properties fo:border="0.0069in solid #000000" style:writing-mode="lr-tb" fo:padding-top="0in" fo:padding-left="0.075in" fo:padding-bottom="0in" fo:padding-right="0.075in"/>
    </style:style>
    <style:style style:name="TableCell203" style:family="table-cell">
      <style:table-cell-properties fo:border="0.0069in solid #000000" style:writing-mode="lr-tb" fo:padding-top="0in" fo:padding-left="0.075in" fo:padding-bottom="0in" fo:padding-right="0.075in"/>
    </style:style>
    <style:style style:name="TableRow204" style:family="table-row">
      <style:table-row-properties/>
    </style:style>
    <style:style style:name="TableCell205" style:family="table-cell">
      <style:table-cell-properties fo:border="0.0069in solid #000000" style:writing-mode="lr-tb" fo:padding-top="0in" fo:padding-left="0.075in" fo:padding-bottom="0in" fo:padding-right="0.075in"/>
    </style:style>
    <style:style style:name="TableCell206" style:family="table-cell">
      <style:table-cell-properties fo:border="0.0069in solid #000000" style:writing-mode="lr-tb" fo:padding-top="0in" fo:padding-left="0.075in" fo:padding-bottom="0in" fo:padding-right="0.075in"/>
    </style:style>
    <style:style style:name="TableCell207" style:family="table-cell">
      <style:table-cell-properties fo:border="0.0069in solid #000000" style:writing-mode="lr-tb" fo:padding-top="0in" fo:padding-left="0.075in" fo:padding-bottom="0in" fo:padding-right="0.075in"/>
    </style:style>
    <style:style style:name="TableCell208" style:family="table-cell">
      <style:table-cell-properties fo:border="0.0069in solid #000000" style:writing-mode="lr-tb" fo:padding-top="0in" fo:padding-left="0.075in" fo:padding-bottom="0in" fo:padding-right="0.075in"/>
    </style:style>
    <style:style style:name="TableCell209" style:family="table-cell">
      <style:table-cell-properties fo:border="0.0069in solid #000000" style:writing-mode="lr-tb" fo:padding-top="0in" fo:padding-left="0.075in" fo:padding-bottom="0in" fo:padding-right="0.075in"/>
    </style:style>
    <style:style style:name="TableCell210" style:family="table-cell">
      <style:table-cell-properties fo:border="0.0069in solid #000000" style:writing-mode="lr-tb" fo:padding-top="0in" fo:padding-left="0.075in" fo:padding-bottom="0in" fo:padding-right="0.075in"/>
    </style:style>
    <style:style style:name="TableCell211" style:family="table-cell">
      <style:table-cell-properties fo:border="0.0069in solid #000000" style:writing-mode="lr-tb" fo:padding-top="0in" fo:padding-left="0.075in" fo:padding-bottom="0in" fo:padding-right="0.075in"/>
    </style:style>
    <style:style style:name="TableRow212" style:family="table-row">
      <style:table-row-properties/>
    </style:style>
    <style:style style:name="TableCell213" style:family="table-cell">
      <style:table-cell-properties fo:border="0.0069in solid #000000" style:writing-mode="lr-tb" fo:padding-top="0in" fo:padding-left="0.075in" fo:padding-bottom="0in" fo:padding-right="0.075in"/>
    </style:style>
    <style:style style:name="TableCell214" style:family="table-cell">
      <style:table-cell-properties fo:border="0.0069in solid #000000" style:writing-mode="lr-tb" fo:padding-top="0in" fo:padding-left="0.075in" fo:padding-bottom="0in" fo:padding-right="0.075in"/>
    </style:style>
    <style:style style:name="TableCell215" style:family="table-cell">
      <style:table-cell-properties fo:border="0.0069in solid #000000" style:writing-mode="lr-tb" fo:padding-top="0in" fo:padding-left="0.075in" fo:padding-bottom="0in" fo:padding-right="0.075in"/>
    </style:style>
    <style:style style:name="TableCell216" style:family="table-cell">
      <style:table-cell-properties fo:border="0.0069in solid #000000" style:writing-mode="lr-tb" fo:padding-top="0in" fo:padding-left="0.075in" fo:padding-bottom="0in" fo:padding-right="0.075in"/>
    </style:style>
    <style:style style:name="TableCell217" style:family="table-cell">
      <style:table-cell-properties fo:border="0.0069in solid #000000" style:writing-mode="lr-tb" fo:padding-top="0in" fo:padding-left="0.075in" fo:padding-bottom="0in" fo:padding-right="0.075in"/>
    </style:style>
    <style:style style:name="TableCell218" style:family="table-cell">
      <style:table-cell-properties fo:border="0.0069in solid #000000" style:writing-mode="lr-tb" fo:padding-top="0in" fo:padding-left="0.075in" fo:padding-bottom="0in" fo:padding-right="0.075in"/>
    </style:style>
    <style:style style:name="TableCell219" style:family="table-cell">
      <style:table-cell-properties fo:border="0.0069in solid #000000" style:writing-mode="lr-tb" fo:padding-top="0in" fo:padding-left="0.075in" fo:padding-bottom="0in" fo:padding-right="0.075in"/>
    </style:style>
    <style:style style:name="P220" style:parent-style-name="Textbody" style:family="paragraph">
      <style:text-properties style:font-name="verdana, arial, helvetica, sans" fo:font-style="italic" style:font-style-asian="italic" fo:color="#222222" fo:font-size="9.5pt" style:font-size-asian="9.5pt"/>
    </style:style>
    <style:style style:name="P221" style:parent-style-name="Textbody" style:family="paragraph">
      <style:text-properties style:font-name="verdana, arial, helvetica, sans" fo:color="#222222" fo:font-size="9.5pt" style:font-size-asian="9.5pt"/>
    </style:style>
    <style:style style:name="P222" style:parent-style-name="Textbody" style:family="paragraph">
      <style:text-properties style:font-name="verdana, arial, helvetica, sans" fo:font-style="italic" style:font-style-asian="italic" fo:color="#222222" fo:font-size="9.5pt" style:font-size-asian="9.5pt"/>
    </style:style>
    <style:style style:name="P223" style:parent-style-name="Textbody" style:family="paragraph">
      <style:text-properties style:font-name="verdana, arial, helvetica, sans" fo:color="#222222" fo:font-size="9.5pt" style:font-size-asian="9.5pt"/>
    </style:style>
    <style:style style:name="P224" style:parent-style-name="Textbody" style:family="paragraph">
      <style:text-properties style:font-name="verdana, arial, helvetica, sans" fo:color="#222222" fo:font-size="9.5pt" style:font-size-asian="9.5pt"/>
    </style:style>
    <style:style style:name="P225" style:parent-style-name="Textbody" style:family="paragraph">
      <style:text-properties style:font-name="verdana, arial, helvetica, sans" fo:font-style="italic" style:font-style-asian="italic" fo:color="#222222" fo:font-size="9.5pt" style:font-size-asian="9.5pt"/>
    </style:style>
    <style:style style:name="P226" style:parent-style-name="Textbody" style:family="paragraph">
      <style:text-properties style:font-name="verdana, arial, helvetica, sans" fo:color="#222222" fo:font-size="9.5pt" style:font-size-asian="9.5pt"/>
    </style:style>
  </office:automatic-styles>
  <office:body>
    <office:text text:use-soft-page-breaks="true">
      <text:p text:style-name="P1">Victor Haskins</text:p>
      <text:p text:style-name="Standard">Math &amp;<text:s/>Physics 191</text:p>
      <text:p text:style-name="Standard">Lab Report Collisions and Momentum</text:p>
      <text:p text:style-name="Standard"/>
      <text:p text:style-name="Standard">Introduction</text:p>
      <text:p text:style-name="Standard"/>
      <text:p text:style-name="Standard">In the attempt to properly model both collisions and impulse in games, one needs to understand the forces of the objects involved and how they interact. One could find all the information of new angles, speeds, and positions from the work that has been laid out in previous lab and class work, but the calculations involved would be extensive, costly to processors, and each collision would need their own unique set of equations.</text:p>
      <text:p text:style-name="Standard"/>
      <text:p text:style-name="Standard">Understanding impulse and momentum and then using that for a generic set of equations to work on collisions creates a new and cheaper paradigm for calculating them for quick use. Since most objects will, at some point, collide with other objects, one will need a fast and<text:s/>reliable way to find the new forces involved.</text:p>
      <text:p text:style-name="Standard"/>
      <text:p text:style-name="Standard">This lab will focus on two major exercises, the first exercise will be to take in two vectors to find a plane in 3D space and an object to collide with it given an initial velocity vector. This, with a coefficient of restitution, will be used to find the final velocity of the object after collision.</text:p>
      <text:p text:style-name="Standard"/>
      <text:p text:style-name="Standard">The second exercise is to use two objects each given a mass and an initial velocity in 1D space with the goal of finding the final velocities of both objects after<text:s/>the collision.</text:p>
      <text:p text:style-name="Standard"/>
      <text:p text:style-name="Standard">Methods</text:p>
      <text:p text:style-name="Standard"/>
      <text:p text:style-name="Standard">As class has shown, Newton's second law, after revision, is</text:p>
      <text:p text:style-name="Standard"/>
      <text:p text:style-name="Standard">F net = (delta p) / (delta t)</text:p>
      <text:p text:style-name="Standard"/>
      <text:p text:style-name="Standard">where “p” is the momentum the object, referenced as</text:p>
      <text:p text:style-name="Standard"/>
      <text:p text:style-name="Standard">p = mv</text:p>
      <text:p text:style-name="Standard"/>
      <text:p text:style-name="Standard">so it can be read as kg * m / s , or N*s. These can be shown as vectors and<text:s/>can then be used to calculate forces much more easily.</text:p>
      <text:p text:style-name="Standard"/>
      <text:p text:style-name="Standard">The first example asks us to find the final velocity of an object given an initial velocity after it collides with a given plane summarized by two vectors. From these vectors, we find the normal vector using the cross product and then normalize it. We then find the projection of our initial velocity onto the normalized normal to find the final velocity of the object, given that epsilon is the coefficient of restitution.</text:p>
      <text:p text:style-name="Standard"/>
      <text:p text:style-name="Standard"><text:span text:style-name="T2">finalVelocity = objectVector -</text:span><text:span text:style-name="T3">( (1+epsilon)(normalizedNormal * objectVector))normalizedNormal )</text:span></text:p>
      <text:p text:style-name="Standard"/>
      <text:p text:style-name="Standard">If the coefficient of restitution is 1, then it is a perfectly elastic collision and will not lose any kinetic energy from changing direction. If it is zero, then there will be no moving away from the plane and the object will slide perfectly along the plane. Essentially, when epsilon is zero, only so much of the velocity is subtracted so as to keep the object from moving through the plane while epsilon at one<text:s/><text:soft-page-break/>means double the normalized normal effect of energy is subtracted, so the object bounces away at an equal force to which it hit.</text:p>
      <text:p text:style-name="Standard"/>
      <text:p text:style-name="Standard">The second exercise was to simulate a 1D collision of two objects each given a mass and initial velocity and then find and report their final velocities. To<text:s/>do so, we look at two equations. The first shows us our general listing of momentum transference given no outside forces.</text:p>
      <text:p text:style-name="Standard"/>
      <text:p text:style-name="Standard"><text:bookmark-start text:name="MathJax-Span-55"/><text:bookmark-start text:name="MathJax-Span-56"/><text:bookmark-start text:name="MathJax-Span-57"/><text:bookmark-end text:name="MathJax-Span-55"/><text:bookmark-end text:name="MathJax-Span-56"/><text:bookmark-end text:name="MathJax-Span-57"/><text:span text:style-name="T4">m</text:span><text:bookmark-start text:name="MathJax-Span-58"/><text:bookmark-end text:name="MathJax-Span-58"/><text:span text:style-name="T5">1</text:span><text:bookmark-start text:name="MathJax-Span-59"/><text:bookmark-start text:name="MathJax-Span-60"/><text:bookmark-end text:name="MathJax-Span-59"/><text:bookmark-end text:name="MathJax-Span-60"/><text:span text:style-name="T6">v</text:span><text:bookmark-start text:name="MathJax-Span-61"/><text:bookmark-start text:name="MathJax-Span-62"/><text:bookmark-start text:name="MathJax-Span-63"/><text:bookmark-end text:name="MathJax-Span-61"/><text:bookmark-end text:name="MathJax-Span-62"/><text:bookmark-end text:name="MathJax-Span-63"/><text:span text:style-name="T7">1</text:span><text:bookmark-start text:name="MathJax-Span-64"/><text:bookmark-end text:name="MathJax-Span-64"/><text:span text:style-name="T8">i</text:span><text:bookmark-start text:name="MathJax-Span-65"/><text:bookmark-end text:name="MathJax-Span-65"/><text:span text:style-name="T9">+</text:span><text:bookmark-start text:name="MathJax-Span-66"/><text:bookmark-start text:name="MathJax-Span-67"/><text:bookmark-end text:name="MathJax-Span-66"/><text:bookmark-end text:name="MathJax-Span-67"/><text:span text:style-name="T10">m</text:span><text:bookmark-start text:name="MathJax-Span-68"/><text:bookmark-end text:name="MathJax-Span-68"/><text:span text:style-name="T11">2</text:span><text:bookmark-start text:name="MathJax-Span-69"/><text:bookmark-start text:name="MathJax-Span-70"/><text:bookmark-end text:name="MathJax-Span-69"/><text:bookmark-end text:name="MathJax-Span-70"/><text:span text:style-name="T12">v</text:span><text:bookmark-start text:name="MathJax-Span-71"/><text:bookmark-start text:name="MathJax-Span-72"/><text:bookmark-start text:name="MathJax-Span-73"/><text:bookmark-end text:name="MathJax-Span-71"/><text:bookmark-end text:name="MathJax-Span-72"/><text:bookmark-end text:name="MathJax-Span-73"/><text:span text:style-name="T13">2</text:span><text:bookmark-start text:name="MathJax-Span-74"/><text:bookmark-end text:name="MathJax-Span-74"/><text:span text:style-name="T14">i</text:span><text:bookmark-start text:name="MathJax-Span-75"/><text:bookmark-end text:name="MathJax-Span-75"/><text:span text:style-name="T15">=</text:span><text:bookmark-start text:name="MathJax-Span-76"/><text:bookmark-start text:name="MathJax-Span-77"/><text:bookmark-end text:name="MathJax-Span-76"/><text:bookmark-end text:name="MathJax-Span-77"/><text:span text:style-name="T16">m</text:span><text:bookmark-start text:name="MathJax-Span-78"/><text:bookmark-end text:name="MathJax-Span-78"/><text:span text:style-name="T17">1</text:span><text:bookmark-start text:name="MathJax-Span-79"/><text:bookmark-start text:name="MathJax-Span-80"/><text:bookmark-end text:name="MathJax-Span-79"/><text:bookmark-end text:name="MathJax-Span-80"/><text:span text:style-name="T18">v</text:span><text:bookmark-start text:name="MathJax-Span-81"/><text:bookmark-start text:name="MathJax-Span-82"/><text:bookmark-start text:name="MathJax-Span-83"/><text:bookmark-end text:name="MathJax-Span-81"/><text:bookmark-end text:name="MathJax-Span-82"/><text:bookmark-end text:name="MathJax-Span-83"/><text:span text:style-name="T19">1</text:span><text:bookmark-start text:name="MathJax-Span-84"/><text:bookmark-end text:name="MathJax-Span-84"/><text:span text:style-name="T20">f</text:span><text:bookmark-start text:name="MathJax-Span-85"/><text:bookmark-end text:name="MathJax-Span-85"/><text:span text:style-name="T21">+</text:span><text:bookmark-start text:name="MathJax-Span-86"/><text:bookmark-start text:name="MathJax-Span-87"/><text:bookmark-end text:name="MathJax-Span-86"/><text:bookmark-end text:name="MathJax-Span-87"/><text:span text:style-name="T22">m</text:span><text:bookmark-start text:name="MathJax-Span-88"/><text:bookmark-end text:name="MathJax-Span-88"/><text:span text:style-name="T23">2</text:span><text:bookmark-start text:name="MathJax-Span-89"/><text:bookmark-start text:name="MathJax-Span-90"/><text:bookmark-end text:name="MathJax-Span-89"/><text:bookmark-end text:name="MathJax-Span-90"/><text:span text:style-name="T24">v</text:span><text:bookmark-start text:name="MathJax-Span-91"/><text:bookmark-start text:name="MathJax-Span-92"/><text:bookmark-start text:name="MathJax-Span-93"/><text:bookmark-end text:name="MathJax-Span-91"/><text:bookmark-end text:name="MathJax-Span-92"/><text:bookmark-end text:name="MathJax-Span-93"/><text:span text:style-name="T25">2</text:span><text:bookmark-start text:name="MathJax-Span-94"/><text:bookmark-end text:name="MathJax-Span-94"/><text:span text:style-name="T26">f</text:span><text:bookmark-start text:name="MathJax-Span-95"/><text:bookmark-end text:name="MathJax-Span-95"/><text:span text:style-name="T27">.</text:span></text:p>
      <text:p text:style-name="Standard"/>
      <text:p text:style-name="Standard">This will also mean that we are working on a closed system but we need another equation to hone our understanding of this. Thankfully we see that the velocities are a closed system too, where the only percentage of energy lost is dictated by our coefficient of restitution.</text:p>
      <text:p text:style-name="Standard"/>
      <text:p text:style-name="Standard"><text:bookmark-start text:name="MathJax-Span-186"/><text:bookmark-start text:name="MathJax-Span-187"/><text:bookmark-end text:name="MathJax-Span-186"/><text:bookmark-end text:name="MathJax-Span-187"/><text:span text:style-name="T28">v</text:span><text:bookmark-start text:name="MathJax-Span-188"/><text:bookmark-start text:name="MathJax-Span-189"/><text:bookmark-start text:name="MathJax-Span-190"/><text:bookmark-end text:name="MathJax-Span-188"/><text:bookmark-end text:name="MathJax-Span-189"/><text:bookmark-end text:name="MathJax-Span-190"/><text:span text:style-name="T29">2</text:span><text:bookmark-start text:name="MathJax-Span-191"/><text:bookmark-end text:name="MathJax-Span-191"/><text:span text:style-name="T30">f</text:span><text:bookmark-start text:name="MathJax-Span-192"/><text:bookmark-end text:name="MathJax-Span-192"/><text:span text:style-name="T31">−</text:span><text:bookmark-start text:name="MathJax-Span-193"/><text:bookmark-start text:name="MathJax-Span-194"/><text:bookmark-end text:name="MathJax-Span-193"/><text:bookmark-end text:name="MathJax-Span-194"/><text:span text:style-name="T32">v</text:span><text:bookmark-start text:name="MathJax-Span-195"/><text:bookmark-start text:name="MathJax-Span-196"/><text:bookmark-start text:name="MathJax-Span-197"/><text:bookmark-end text:name="MathJax-Span-195"/><text:bookmark-end text:name="MathJax-Span-196"/><text:bookmark-end text:name="MathJax-Span-197"/><text:span text:style-name="T33">1</text:span><text:bookmark-start text:name="MathJax-Span-198"/><text:bookmark-end text:name="MathJax-Span-198"/><text:span text:style-name="T34">f</text:span><text:bookmark-start text:name="MathJax-Span-199"/><text:bookmark-end text:name="MathJax-Span-199"/><text:span text:style-name="T35">=</text:span><text:bookmark-start text:name="MathJax-Span-200"/><text:bookmark-end text:name="MathJax-Span-200"/><text:span text:style-name="T36">ε</text:span><text:bookmark-start text:name="MathJax-Span-201"/><text:bookmark-start text:name="MathJax-Span-202"/><text:bookmark-end text:name="MathJax-Span-201"/><text:bookmark-end text:name="MathJax-Span-202"/><text:span text:style-name="T37">(</text:span><text:bookmark-start text:name="MathJax-Span-203"/><text:bookmark-start text:name="MathJax-Span-204"/><text:bookmark-start text:name="MathJax-Span-205"/><text:bookmark-end text:name="MathJax-Span-203"/><text:bookmark-end text:name="MathJax-Span-204"/><text:bookmark-end text:name="MathJax-Span-205"/><text:span text:style-name="T38">v</text:span><text:bookmark-start text:name="MathJax-Span-206"/><text:bookmark-start text:name="MathJax-Span-207"/><text:bookmark-start text:name="MathJax-Span-208"/><text:bookmark-end text:name="MathJax-Span-206"/><text:bookmark-end text:name="MathJax-Span-207"/><text:bookmark-end text:name="MathJax-Span-208"/><text:span text:style-name="T39">1</text:span><text:bookmark-start text:name="MathJax-Span-209"/><text:bookmark-end text:name="MathJax-Span-209"/><text:span text:style-name="T40">i</text:span><text:bookmark-start text:name="MathJax-Span-210"/><text:bookmark-end text:name="MathJax-Span-210"/><text:span text:style-name="T41">−</text:span><text:bookmark-start text:name="MathJax-Span-211"/><text:bookmark-start text:name="MathJax-Span-212"/><text:bookmark-end text:name="MathJax-Span-211"/><text:bookmark-end text:name="MathJax-Span-212"/><text:span text:style-name="T42">v</text:span><text:bookmark-start text:name="MathJax-Span-213"/><text:bookmark-start text:name="MathJax-Span-214"/><text:bookmark-start text:name="MathJax-Span-215"/><text:bookmark-end text:name="MathJax-Span-213"/><text:bookmark-end text:name="MathJax-Span-214"/><text:bookmark-end text:name="MathJax-Span-215"/><text:span text:style-name="T43">2</text:span><text:bookmark-start text:name="MathJax-Span-216"/><text:bookmark-end text:name="MathJax-Span-216"/><text:span text:style-name="T44">i</text:span><text:bookmark-start text:name="MathJax-Span-217"/><text:bookmark-end text:name="MathJax-Span-217"/><text:span text:style-name="T45">)</text:span></text:p>
      <text:p text:style-name="Standard"/>
      <text:p text:style-name="Standard">Reworking the last equation to solve for<text:s/><text:bookmark-start text:name="MathJax-Span-1861"/><text:bookmark-start text:name="MathJax-Span-1871"/><text:bookmark-end text:name="MathJax-Span-1861"/><text:bookmark-end text:name="MathJax-Span-1871"/><text:span text:style-name="T46">v</text:span><text:bookmark-start text:name="MathJax-Span-1881"/><text:bookmark-start text:name="MathJax-Span-1891"/><text:bookmark-start text:name="MathJax-Span-1901"/><text:bookmark-end text:name="MathJax-Span-1881"/><text:bookmark-end text:name="MathJax-Span-1891"/><text:bookmark-end text:name="MathJax-Span-1901"/><text:span text:style-name="T47">2</text:span><text:bookmark-start text:name="MathJax-Span-1911"/><text:bookmark-start text:name="MathJax-Span-1931"/><text:bookmark-start text:name="MathJax-Span-1941"/><text:bookmark-start text:name="MathJax-Span-1951"/><text:bookmark-start text:name="MathJax-Span-1961"/><text:bookmark-start text:name="MathJax-Span-1971"/><text:bookmark-start text:name="MathJax-Span-2031"/><text:bookmark-start text:name="MathJax-Span-2041"/><text:bookmark-start text:name="MathJax-Span-2051"/><text:bookmark-start text:name="MathJax-Span-2061"/><text:bookmark-start text:name="MathJax-Span-2071"/><text:bookmark-start text:name="MathJax-Span-2081"/><text:bookmark-start text:name="MathJax-Span-2111"/><text:bookmark-start text:name="MathJax-Span-2121"/><text:bookmark-start text:name="MathJax-Span-2131"/><text:bookmark-start text:name="MathJax-Span-2141"/><text:bookmark-start text:name="MathJax-Span-2151"/><text:bookmark-start text:name="MathJax-Span-2171"/><text:bookmark-end text:name="MathJax-Span-1911"/><text:bookmark-end text:name="MathJax-Span-1931"/><text:bookmark-end text:name="MathJax-Span-1941"/><text:bookmark-end text:name="MathJax-Span-1951"/><text:bookmark-end text:name="MathJax-Span-1961"/><text:bookmark-end text:name="MathJax-Span-1971"/><text:bookmark-end text:name="MathJax-Span-2031"/><text:bookmark-end text:name="MathJax-Span-2041"/><text:bookmark-end text:name="MathJax-Span-2051"/><text:bookmark-end text:name="MathJax-Span-2061"/><text:bookmark-end text:name="MathJax-Span-2071"/><text:bookmark-end text:name="MathJax-Span-2081"/><text:bookmark-end text:name="MathJax-Span-2111"/><text:bookmark-end text:name="MathJax-Span-2121"/><text:bookmark-end text:name="MathJax-Span-2131"/><text:bookmark-end text:name="MathJax-Span-2141"/><text:bookmark-end text:name="MathJax-Span-2151"/><text:bookmark-end text:name="MathJax-Span-2171"/><text:span text:style-name="T48">f</text:span>...</text:p>
      <text:p text:style-name="Standard"/>
      <text:p text:style-name="Standard"><text:bookmark-start text:name="MathJax-Span-1862"/><text:bookmark-start text:name="MathJax-Span-1872"/><text:bookmark-end text:name="MathJax-Span-1862"/><text:bookmark-end text:name="MathJax-Span-1872"/><text:span text:style-name="T49">v</text:span><text:bookmark-start text:name="MathJax-Span-1882"/><text:bookmark-start text:name="MathJax-Span-1892"/><text:bookmark-start text:name="MathJax-Span-1902"/><text:bookmark-end text:name="MathJax-Span-1882"/><text:bookmark-end text:name="MathJax-Span-1892"/><text:bookmark-end text:name="MathJax-Span-1902"/><text:span text:style-name="T50">2</text:span><text:bookmark-start text:name="MathJax-Span-1912"/><text:bookmark-end text:name="MathJax-Span-1912"/><text:span text:style-name="T51">f</text:span><text:bookmark-start text:name="MathJax-Span-1992"/><text:bookmark-end text:name="MathJax-Span-1992"/><text:span text:style-name="T52">=</text:span><text:bookmark-start text:name="MathJax-Span-2002"/><text:bookmark-end text:name="MathJax-Span-2002"/><text:span text:style-name="T53">v</text:span><text:bookmark-start text:name="MathJax-Span-1952"/><text:bookmark-start text:name="MathJax-Span-1962"/><text:bookmark-start text:name="MathJax-Span-1972"/><text:bookmark-end text:name="MathJax-Span-1952"/><text:bookmark-end text:name="MathJax-Span-1962"/><text:bookmark-end text:name="MathJax-Span-1972"/><text:span text:style-name="T54">1</text:span><text:bookmark-start text:name="MathJax-Span-1982"/><text:bookmark-end text:name="MathJax-Span-1982"/><text:span text:style-name="T55">f +<text:s/></text:span><text:span text:style-name="T56">ε</text:span><text:bookmark-start text:name="MathJax-Span-2012"/><text:bookmark-start text:name="MathJax-Span-2022"/><text:bookmark-end text:name="MathJax-Span-2012"/><text:bookmark-end text:name="MathJax-Span-2022"/><text:span text:style-name="T57">(</text:span><text:bookmark-start text:name="MathJax-Span-2032"/><text:bookmark-start text:name="MathJax-Span-2042"/><text:bookmark-start text:name="MathJax-Span-2052"/><text:bookmark-end text:name="MathJax-Span-2032"/><text:bookmark-end text:name="MathJax-Span-2042"/><text:bookmark-end text:name="MathJax-Span-2052"/><text:span text:style-name="T58">v</text:span><text:bookmark-start text:name="MathJax-Span-2062"/><text:bookmark-start text:name="MathJax-Span-2072"/><text:bookmark-start text:name="MathJax-Span-2082"/><text:bookmark-end text:name="MathJax-Span-2062"/><text:bookmark-end text:name="MathJax-Span-2072"/><text:bookmark-end text:name="MathJax-Span-2082"/><text:span text:style-name="T59">1</text:span><text:bookmark-start text:name="MathJax-Span-2092"/><text:bookmark-end text:name="MathJax-Span-2092"/><text:span text:style-name="T60">i</text:span><text:bookmark-start text:name="MathJax-Span-2102"/><text:bookmark-end text:name="MathJax-Span-2102"/><text:span text:style-name="T61">−</text:span><text:bookmark-start text:name="MathJax-Span-2112"/><text:bookmark-start text:name="MathJax-Span-2122"/><text:bookmark-end text:name="MathJax-Span-2112"/><text:bookmark-end text:name="MathJax-Span-2122"/><text:span text:style-name="T62">v</text:span><text:bookmark-start text:name="MathJax-Span-2132"/><text:bookmark-start text:name="MathJax-Span-2142"/><text:bookmark-start text:name="MathJax-Span-2152"/><text:bookmark-end text:name="MathJax-Span-2132"/><text:bookmark-end text:name="MathJax-Span-2142"/><text:bookmark-end text:name="MathJax-Span-2152"/><text:span text:style-name="T63">2</text:span><text:bookmark-start text:name="MathJax-Span-2162"/><text:bookmark-end text:name="MathJax-Span-2162"/><text:span text:style-name="T64">i</text:span><text:bookmark-start text:name="MathJax-Span-2172"/><text:bookmark-end text:name="MathJax-Span-2172"/><text:span text:style-name="T65">)</text:span></text:p>
      <text:p text:style-name="Standard"/>
      <text:p text:style-name="Standard">so plugging this into the earlier equation will result in...</text:p>
      <text:p text:style-name="Standard"/>
      <text:p text:style-name="Standard"><text:span text:style-name="T66">m</text:span><text:bookmark-start text:name="MathJax-Span-581"/><text:bookmark-end text:name="MathJax-Span-581"/><text:span text:style-name="T67">1</text:span><text:bookmark-start text:name="MathJax-Span-591"/><text:bookmark-start text:name="MathJax-Span-601"/><text:bookmark-end text:name="MathJax-Span-591"/><text:bookmark-end text:name="MathJax-Span-601"/><text:span text:style-name="T68">v</text:span><text:bookmark-start text:name="MathJax-Span-611"/><text:bookmark-start text:name="MathJax-Span-621"/><text:bookmark-start text:name="MathJax-Span-631"/><text:bookmark-end text:name="MathJax-Span-611"/><text:bookmark-end text:name="MathJax-Span-621"/><text:bookmark-end text:name="MathJax-Span-631"/><text:span text:style-name="T69">1</text:span><text:bookmark-start text:name="MathJax-Span-641"/><text:bookmark-end text:name="MathJax-Span-641"/><text:span text:style-name="T70">i</text:span><text:bookmark-start text:name="MathJax-Span-651"/><text:bookmark-end text:name="MathJax-Span-651"/><text:span text:style-name="T71">+</text:span><text:bookmark-start text:name="MathJax-Span-661"/><text:bookmark-start text:name="MathJax-Span-671"/><text:bookmark-end text:name="MathJax-Span-661"/><text:bookmark-end text:name="MathJax-Span-671"/><text:span text:style-name="T72">m</text:span><text:bookmark-start text:name="MathJax-Span-681"/><text:bookmark-end text:name="MathJax-Span-681"/><text:span text:style-name="T73">2</text:span><text:bookmark-start text:name="MathJax-Span-691"/><text:bookmark-start text:name="MathJax-Span-701"/><text:bookmark-end text:name="MathJax-Span-691"/><text:bookmark-end text:name="MathJax-Span-701"/><text:span text:style-name="T74">v</text:span><text:bookmark-start text:name="MathJax-Span-711"/><text:bookmark-start text:name="MathJax-Span-721"/><text:bookmark-start text:name="MathJax-Span-731"/><text:bookmark-end text:name="MathJax-Span-711"/><text:bookmark-end text:name="MathJax-Span-721"/><text:bookmark-end text:name="MathJax-Span-731"/><text:span text:style-name="T75">2</text:span><text:bookmark-start text:name="MathJax-Span-741"/><text:bookmark-end text:name="MathJax-Span-741"/><text:span text:style-name="T76">i</text:span><text:bookmark-start text:name="MathJax-Span-751"/><text:bookmark-end text:name="MathJax-Span-751"/><text:span text:style-name="T77">=</text:span><text:bookmark-start text:name="MathJax-Span-761"/><text:bookmark-start text:name="MathJax-Span-771"/><text:bookmark-end text:name="MathJax-Span-761"/><text:bookmark-end text:name="MathJax-Span-771"/><text:span text:style-name="T78">m</text:span><text:bookmark-start text:name="MathJax-Span-781"/><text:bookmark-end text:name="MathJax-Span-781"/><text:span text:style-name="T79">1</text:span><text:bookmark-start text:name="MathJax-Span-791"/><text:bookmark-start text:name="MathJax-Span-801"/><text:bookmark-end text:name="MathJax-Span-791"/><text:bookmark-end text:name="MathJax-Span-801"/><text:span text:style-name="T80">v</text:span><text:bookmark-start text:name="MathJax-Span-811"/><text:bookmark-start text:name="MathJax-Span-821"/><text:bookmark-start text:name="MathJax-Span-831"/><text:bookmark-end text:name="MathJax-Span-811"/><text:bookmark-end text:name="MathJax-Span-821"/><text:bookmark-end text:name="MathJax-Span-831"/><text:span text:style-name="T81">1</text:span><text:bookmark-start text:name="MathJax-Span-841"/><text:bookmark-end text:name="MathJax-Span-841"/><text:span text:style-name="T82">f</text:span><text:bookmark-start text:name="MathJax-Span-851"/><text:bookmark-end text:name="MathJax-Span-851"/><text:span text:style-name="T83">+</text:span><text:bookmark-start text:name="MathJax-Span-861"/><text:bookmark-start text:name="MathJax-Span-871"/><text:bookmark-end text:name="MathJax-Span-861"/><text:bookmark-end text:name="MathJax-Span-871"/><text:span text:style-name="T84">m</text:span><text:bookmark-start text:name="MathJax-Span-881"/><text:bookmark-end text:name="MathJax-Span-881"/><text:span text:style-name="T85">2</text:span><text:span text:style-name="T86">(</text:span><text:span text:style-name="T87">v</text:span><text:bookmark-start text:name="MathJax-Span-19521"/><text:bookmark-start text:name="MathJax-Span-19621"/><text:bookmark-start text:name="MathJax-Span-19721"/><text:bookmark-end text:name="MathJax-Span-19521"/><text:bookmark-end text:name="MathJax-Span-19621"/><text:bookmark-end text:name="MathJax-Span-19721"/><text:span text:style-name="T88">1</text:span><text:bookmark-start text:name="MathJax-Span-19821"/><text:bookmark-end text:name="MathJax-Span-19821"/><text:span text:style-name="T89">f +<text:s/></text:span><text:span text:style-name="T90">ε</text:span><text:bookmark-start text:name="MathJax-Span-20121"/><text:bookmark-start text:name="MathJax-Span-20221"/><text:bookmark-end text:name="MathJax-Span-20121"/><text:bookmark-end text:name="MathJax-Span-20221"/><text:span text:style-name="T91">(</text:span><text:bookmark-start text:name="MathJax-Span-20321"/><text:bookmark-start text:name="MathJax-Span-20421"/><text:bookmark-start text:name="MathJax-Span-20521"/><text:bookmark-end text:name="MathJax-Span-20321"/><text:bookmark-end text:name="MathJax-Span-20421"/><text:bookmark-end text:name="MathJax-Span-20521"/><text:span text:style-name="T92">v</text:span><text:bookmark-start text:name="MathJax-Span-20621"/><text:bookmark-start text:name="MathJax-Span-20721"/><text:bookmark-start text:name="MathJax-Span-20821"/><text:bookmark-end text:name="MathJax-Span-20621"/><text:bookmark-end text:name="MathJax-Span-20721"/><text:bookmark-end text:name="MathJax-Span-20821"/><text:span text:style-name="T93">1</text:span><text:bookmark-start text:name="MathJax-Span-20921"/><text:bookmark-end text:name="MathJax-Span-20921"/><text:span text:style-name="T94">i</text:span><text:bookmark-start text:name="MathJax-Span-21021"/><text:bookmark-end text:name="MathJax-Span-21021"/><text:span text:style-name="T95">−</text:span><text:bookmark-start text:name="MathJax-Span-21121"/><text:bookmark-start text:name="MathJax-Span-21221"/><text:bookmark-end text:name="MathJax-Span-21121"/><text:bookmark-end text:name="MathJax-Span-21221"/><text:span text:style-name="T96">v</text:span><text:bookmark-start text:name="MathJax-Span-21321"/><text:bookmark-start text:name="MathJax-Span-21421"/><text:bookmark-start text:name="MathJax-Span-21521"/><text:bookmark-end text:name="MathJax-Span-21321"/><text:bookmark-end text:name="MathJax-Span-21421"/><text:bookmark-end text:name="MathJax-Span-21521"/><text:span text:style-name="T97">2</text:span><text:bookmark-start text:name="MathJax-Span-21621"/><text:bookmark-end text:name="MathJax-Span-21621"/><text:span text:style-name="T98">i</text:span><text:bookmark-start text:name="MathJax-Span-21721"/><text:bookmark-end text:name="MathJax-Span-21721"/><text:span text:style-name="T99">))</text:span></text:p>
      <text:p text:style-name="Standard"/>
      <text:p text:style-name="Standard">After solving for v1f and translating so it can be run by our program, we get</text:p>
      <text:p text:style-name="Standard"/>
      <text:p text:style-name="Standard"><text:span text:style-name="T100"><text:s/>V1f = (((m1 - (epsilon * ma2)) * V1i) + ((1 + epsilon) * m2 * V2i)) / (m1 + m2);</text:span></text:p>
      <text:p text:style-name="Standard"><text:span text:style-name="T101"><text:s text:c="8"/></text:span></text:p>
      <text:p text:style-name="Standard">After finding the final velocity for the first vector, it can be plugged into our modified final velocity 2 equations</text:p>
      <text:p text:style-name="Standard"/>
      <text:p text:style-name="Standard"><text:span text:style-name="T102">v</text:span><text:bookmark-start text:name="MathJax-Span-18821"/><text:bookmark-start text:name="MathJax-Span-18921"/><text:bookmark-start text:name="MathJax-Span-19021"/><text:bookmark-end text:name="MathJax-Span-18821"/><text:bookmark-end text:name="MathJax-Span-18921"/><text:bookmark-end text:name="MathJax-Span-19021"/><text:span text:style-name="T103">2</text:span><text:bookmark-start text:name="MathJax-Span-19121"/><text:bookmark-end text:name="MathJax-Span-19121"/><text:span text:style-name="T104">f</text:span><text:bookmark-start text:name="MathJax-Span-19921"/><text:bookmark-end text:name="MathJax-Span-19921"/><text:span text:style-name="T105">=</text:span><text:bookmark-start text:name="MathJax-Span-20021"/><text:bookmark-end text:name="MathJax-Span-20021"/><text:span text:style-name="T106">v</text:span><text:bookmark-start text:name="MathJax-Span-19522"/><text:bookmark-start text:name="MathJax-Span-19622"/><text:bookmark-start text:name="MathJax-Span-19722"/><text:bookmark-end text:name="MathJax-Span-19522"/><text:bookmark-end text:name="MathJax-Span-19622"/><text:bookmark-end text:name="MathJax-Span-19722"/><text:span text:style-name="T107">1</text:span><text:bookmark-start text:name="MathJax-Span-19822"/><text:bookmark-end text:name="MathJax-Span-19822"/><text:span text:style-name="T108">f +<text:s/></text:span><text:span text:style-name="T109">ε</text:span><text:bookmark-start text:name="MathJax-Span-20122"/><text:bookmark-start text:name="MathJax-Span-20222"/><text:bookmark-end text:name="MathJax-Span-20122"/><text:bookmark-end text:name="MathJax-Span-20222"/><text:span text:style-name="T110">(</text:span><text:bookmark-start text:name="MathJax-Span-20322"/><text:bookmark-start text:name="MathJax-Span-20422"/><text:bookmark-start text:name="MathJax-Span-20522"/><text:bookmark-end text:name="MathJax-Span-20322"/><text:bookmark-end text:name="MathJax-Span-20422"/><text:bookmark-end text:name="MathJax-Span-20522"/><text:span text:style-name="T111">v</text:span><text:bookmark-start text:name="MathJax-Span-20622"/><text:bookmark-start text:name="MathJax-Span-20722"/><text:bookmark-start text:name="MathJax-Span-20822"/><text:bookmark-end text:name="MathJax-Span-20622"/><text:bookmark-end text:name="MathJax-Span-20722"/><text:bookmark-end text:name="MathJax-Span-20822"/><text:span text:style-name="T112">1</text:span><text:bookmark-start text:name="MathJax-Span-20922"/><text:bookmark-end text:name="MathJax-Span-20922"/><text:span text:style-name="T113">i</text:span><text:bookmark-start text:name="MathJax-Span-21022"/><text:bookmark-end text:name="MathJax-Span-21022"/><text:span text:style-name="T114">−</text:span><text:bookmark-start text:name="MathJax-Span-21122"/><text:bookmark-start text:name="MathJax-Span-21222"/><text:bookmark-end text:name="MathJax-Span-21122"/><text:bookmark-end text:name="MathJax-Span-21222"/><text:span text:style-name="T115">v</text:span><text:bookmark-start text:name="MathJax-Span-21322"/><text:bookmark-start text:name="MathJax-Span-21422"/><text:bookmark-start text:name="MathJax-Span-21522"/><text:bookmark-end text:name="MathJax-Span-21322"/><text:bookmark-end text:name="MathJax-Span-21422"/><text:bookmark-end text:name="MathJax-Span-21522"/><text:span text:style-name="T116">2</text:span><text:bookmark-start text:name="MathJax-Span-21622"/><text:bookmark-end text:name="MathJax-Span-21622"/><text:span text:style-name="T117">i</text:span><text:bookmark-start text:name="MathJax-Span-21722"/><text:bookmark-end text:name="MathJax-Span-21722"/><text:span text:style-name="T118">)</text:span></text:p>
      <text:p text:style-name="Standard"/>
      <text:p text:style-name="Standard">and we have found both final velocities.</text:p>
      <text:p text:style-name="Standard"/>
      <text:p text:style-name="Standard">Results</text:p>
      <text:p text:style-name="Standard"/>
      <text:p text:style-name="Standard">Exercise 1</text:p>
      <text:p text:style-name="Standard">Velocities are in meters per second. Distances are in meters.</text:p>
      <table:table table:style-name="Table119">
        <table:table-columns>
          <table:table-column table:style-name="TableColumn120"/>
          <table:table-column table:style-name="TableColumn121"/>
          <table:table-column table:style-name="TableColumn122"/>
          <table:table-column table:style-name="TableColumn123"/>
          <table:table-column table:style-name="TableColumn124"/>
        </table:table-columns>
        <table:table-row table:style-name="TableRow125">
          <table:table-cell table:style-name="TableCell126">
            <text:p text:style-name="Standard">Plane vector 1</text:p>
          </table:table-cell>
          <table:table-cell table:style-name="TableCell127">
            <text:p text:style-name="Standard">Plane vector 2</text:p>
          </table:table-cell>
          <table:table-cell table:style-name="TableCell128">
            <text:p text:style-name="Standard">Object<text:s/>Initial Velocity</text:p>
          </table:table-cell>
          <table:table-cell table:style-name="TableCell129">
            <text:p text:style-name="Standard">Coefficient of Restitution</text:p>
          </table:table-cell>
          <table:table-cell table:style-name="TableCell130">
            <text:p text:style-name="P131">Object Final Velocity</text:p>
          </table:table-cell>
        </table:table-row>
        <table:table-row table:style-name="TableRow132">
          <table:table-cell table:style-name="TableCell133">
            <text:p text:style-name="Standard">&lt;1, 0, 0&gt;</text:p>
          </table:table-cell>
          <table:table-cell table:style-name="TableCell134">
            <text:p text:style-name="Standard">&lt;0,1,0&gt;</text:p>
          </table:table-cell>
          <table:table-cell table:style-name="TableCell135">
            <text:p text:style-name="Standard">&lt;5, 2, -10&gt;</text:p>
          </table:table-cell>
          <table:table-cell table:style-name="TableCell136">
            <text:p text:style-name="Standard">1</text:p>
          </table:table-cell>
          <table:table-cell table:style-name="TableCell137">
            <text:p text:style-name="Standard">&lt;5, 2, 10&gt;</text:p>
          </table:table-cell>
        </table:table-row>
        <table:table-row table:style-name="TableRow138">
          <table:table-cell table:style-name="TableCell139">
            <text:p text:style-name="Standard">&lt;1, 0, 0&gt;</text:p>
          </table:table-cell>
          <table:table-cell table:style-name="TableCell140">
            <text:p text:style-name="Standard">&lt;0,1,0&gt;</text:p>
          </table:table-cell>
          <table:table-cell table:style-name="TableCell141">
            <text:p text:style-name="Standard">&lt;5, 2, -10&gt;</text:p>
          </table:table-cell>
          <table:table-cell table:style-name="TableCell142">
            <text:p text:style-name="Standard">0</text:p>
          </table:table-cell>
          <table:table-cell table:style-name="TableCell143">
            <text:p text:style-name="Standard">&lt;5, 2, 0&gt;</text:p>
          </table:table-cell>
        </table:table-row>
        <table:table-row table:style-name="TableRow144">
          <table:table-cell table:style-name="TableCell145">
            <text:p text:style-name="Standard">&lt;1, 0, 0&gt;</text:p>
          </table:table-cell>
          <table:table-cell table:style-name="TableCell146">
            <text:p text:style-name="Standard">&lt;0,1,0&gt;</text:p>
          </table:table-cell>
          <table:table-cell table:style-name="TableCell147">
            <text:p text:style-name="Standard">&lt;5, 2, -10&gt;</text:p>
          </table:table-cell>
          <table:table-cell table:style-name="TableCell148">
            <text:p text:style-name="Standard">0.5</text:p>
          </table:table-cell>
          <table:table-cell table:style-name="TableCell149">
            <text:p text:style-name="Standard">&lt;5, 2, 5&gt;</text:p>
          </table:table-cell>
        </table:table-row>
        <table:table-row table:style-name="TableRow150">
          <table:table-cell table:style-name="TableCell151">
            <text:p text:style-name="Standard">&lt;1, 1, 0&gt;</text:p>
          </table:table-cell>
          <table:table-cell table:style-name="TableCell152">
            <text:p text:style-name="Standard">&lt;0,1,1&gt;</text:p>
          </table:table-cell>
          <table:table-cell table:style-name="TableCell153">
            <text:p text:style-name="Standard">&lt;5,2,4&gt;</text:p>
          </table:table-cell>
          <table:table-cell table:style-name="TableCell154">
            <text:p text:style-name="Standard">1</text:p>
          </table:table-cell>
          <table:table-cell table:style-name="TableCell155">
            <text:p text:style-name="Standard">&lt;0.33,6.67, -.67&gt;</text:p>
          </table:table-cell>
        </table:table-row>
        <table:table-row table:style-name="TableRow156">
          <table:table-cell table:style-name="TableCell157">
            <text:p text:style-name="Standard">&lt;1, 1, 0&gt;</text:p>
          </table:table-cell>
          <table:table-cell table:style-name="TableCell158">
            <text:p text:style-name="Standard">&lt;0,1,1&gt;</text:p>
          </table:table-cell>
          <table:table-cell table:style-name="TableCell159">
            <text:p text:style-name="Standard">&lt;5,2,4&gt;</text:p>
          </table:table-cell>
          <table:table-cell table:style-name="TableCell160">
            <text:p text:style-name="Standard">0</text:p>
          </table:table-cell>
          <table:table-cell table:style-name="TableCell161">
            <text:p text:style-name="Standard">&lt;2.67,4.33,1.67&gt;</text:p>
          </table:table-cell>
        </table:table-row>
      </table:table>
      <text:p text:style-name="Standard"/>
      <text:p text:style-name="Standard"/>
      <text:p text:style-name="Standard"/>
      <text:p text:style-name="Standard"/>
      <text:soft-page-break/>
      <text:p text:style-name="Standard">Exercise 2</text:p>
      <text:p text:style-name="Standard">Distances are presented in meters. Velocities are in meters per second. Masses are in kilograms.</text:p>
      <table:table table:style-name="Table162">
        <table:table-columns>
          <table:table-column table:style-name="TableColumn163"/>
          <table:table-column table:style-name="TableColumn164"/>
          <table:table-column table:style-name="TableColumn165"/>
          <table:table-column table:style-name="TableColumn166"/>
          <table:table-column table:style-name="TableColumn167"/>
          <table:table-column table:style-name="TableColumn168"/>
          <table:table-column table:style-name="TableColumn169"/>
        </table:table-columns>
        <table:table-row table:style-name="TableRow170">
          <table:table-cell table:style-name="TableCell171">
            <text:p text:style-name="Standard">Obj 1 mass</text:p>
          </table:table-cell>
          <table:table-cell table:style-name="TableCell172">
            <text:p text:style-name="Standard">Obj1 initial velocity</text:p>
          </table:table-cell>
          <table:table-cell table:style-name="TableCell173">
            <text:p text:style-name="Standard">Obj 2 mass</text:p>
          </table:table-cell>
          <table:table-cell table:style-name="TableCell174">
            <text:p text:style-name="Standard">Obj 2 initial velocity</text:p>
          </table:table-cell>
          <table:table-cell table:style-name="TableCell175">
            <text:p text:style-name="Standard">Coef.<text:s/>Of Restitution</text:p>
          </table:table-cell>
          <table:table-cell table:style-name="TableCell176">
            <text:p text:style-name="P177">Obj 1 final velocity</text:p>
          </table:table-cell>
          <table:table-cell table:style-name="TableCell178">
            <text:p text:style-name="P179">Obj 2 final velocity</text:p>
          </table:table-cell>
        </table:table-row>
        <table:table-row table:style-name="TableRow180">
          <table:table-cell table:style-name="TableCell181">
            <text:p text:style-name="Standard">4.7</text:p>
          </table:table-cell>
          <table:table-cell table:style-name="TableCell182">
            <text:p text:style-name="Standard">5</text:p>
          </table:table-cell>
          <table:table-cell table:style-name="TableCell183">
            <text:p text:style-name="Standard">2.5</text:p>
          </table:table-cell>
          <table:table-cell table:style-name="TableCell184">
            <text:p text:style-name="Standard">-9.1</text:p>
          </table:table-cell>
          <table:table-cell table:style-name="TableCell185">
            <text:p text:style-name="Standard">1</text:p>
          </table:table-cell>
          <table:table-cell table:style-name="TableCell186">
            <text:p text:style-name="Standard">-4.8</text:p>
          </table:table-cell>
          <table:table-cell table:style-name="TableCell187">
            <text:p text:style-name="Standard">9.3</text:p>
          </table:table-cell>
        </table:table-row>
        <table:table-row table:style-name="TableRow188">
          <table:table-cell table:style-name="TableCell189">
            <text:p text:style-name="Standard">4.7</text:p>
          </table:table-cell>
          <table:table-cell table:style-name="TableCell190">
            <text:p text:style-name="Standard">5</text:p>
          </table:table-cell>
          <table:table-cell table:style-name="TableCell191">
            <text:p text:style-name="Standard">2.5</text:p>
          </table:table-cell>
          <table:table-cell table:style-name="TableCell192">
            <text:p text:style-name="Standard">-9.1</text:p>
          </table:table-cell>
          <table:table-cell table:style-name="TableCell193">
            <text:p text:style-name="Standard">0</text:p>
          </table:table-cell>
          <table:table-cell table:style-name="TableCell194">
            <text:p text:style-name="Standard">0.1</text:p>
          </table:table-cell>
          <table:table-cell table:style-name="TableCell195">
            <text:p text:style-name="Standard">0.1</text:p>
          </table:table-cell>
        </table:table-row>
        <table:table-row table:style-name="TableRow196">
          <table:table-cell table:style-name="TableCell197">
            <text:p text:style-name="Standard">4.7</text:p>
          </table:table-cell>
          <table:table-cell table:style-name="TableCell198">
            <text:p text:style-name="Standard">5</text:p>
          </table:table-cell>
          <table:table-cell table:style-name="TableCell199">
            <text:p text:style-name="Standard">2.5</text:p>
          </table:table-cell>
          <table:table-cell table:style-name="TableCell200">
            <text:p text:style-name="Standard">-9.1</text:p>
          </table:table-cell>
          <table:table-cell table:style-name="TableCell201">
            <text:p text:style-name="Standard">0.5</text:p>
          </table:table-cell>
          <table:table-cell table:style-name="TableCell202">
            <text:p text:style-name="Standard">-2.3</text:p>
          </table:table-cell>
          <table:table-cell table:style-name="TableCell203">
            <text:p text:style-name="Standard">4.7</text:p>
          </table:table-cell>
        </table:table-row>
        <table:table-row table:style-name="TableRow204">
          <table:table-cell table:style-name="TableCell205">
            <text:p text:style-name="Standard">3</text:p>
          </table:table-cell>
          <table:table-cell table:style-name="TableCell206">
            <text:p text:style-name="Standard">8</text:p>
          </table:table-cell>
          <table:table-cell table:style-name="TableCell207">
            <text:p text:style-name="Standard">8</text:p>
          </table:table-cell>
          <table:table-cell table:style-name="TableCell208">
            <text:p text:style-name="Standard">-8</text:p>
          </table:table-cell>
          <table:table-cell table:style-name="TableCell209">
            <text:p text:style-name="Standard">1</text:p>
          </table:table-cell>
          <table:table-cell table:style-name="TableCell210">
            <text:p text:style-name="Standard">-15.3</text:p>
          </table:table-cell>
          <table:table-cell table:style-name="TableCell211">
            <text:p text:style-name="Standard">0.73</text:p>
          </table:table-cell>
        </table:table-row>
        <table:table-row table:style-name="TableRow212">
          <table:table-cell table:style-name="TableCell213">
            <text:p text:style-name="Standard">3</text:p>
          </table:table-cell>
          <table:table-cell table:style-name="TableCell214">
            <text:p text:style-name="Standard">8</text:p>
          </table:table-cell>
          <table:table-cell table:style-name="TableCell215">
            <text:p text:style-name="Standard">8</text:p>
          </table:table-cell>
          <table:table-cell table:style-name="TableCell216">
            <text:p text:style-name="Standard">-8</text:p>
          </table:table-cell>
          <table:table-cell table:style-name="TableCell217">
            <text:p text:style-name="Standard">0</text:p>
          </table:table-cell>
          <table:table-cell table:style-name="TableCell218">
            <text:p text:style-name="Standard">-3.64</text:p>
          </table:table-cell>
          <table:table-cell table:style-name="TableCell219">
            <text:p text:style-name="Standard">-3.64</text:p>
          </table:table-cell>
        </table:table-row>
      </table:table>
      <text:p text:style-name="Standard"/>
      <text:p text:style-name="Standard"/>
      <text:p text:style-name="Standard"/>
      <text:p text:style-name="Standard">Conclusions</text:p>
      <text:p text:style-name="Standard"/>
      <text:p text:style-name="Standard">This method of calculating forces upon objects and how they trade forces is much simpler and uniform to use than the new set of equations each time we need to just find the extra forces acting upon an object to then use against other objects. Most programs aren't sophisticated enough to even find all the parts needed and then calculate them to use against new objects with their own forces. Simply deriving one needed vector from an object and then using that and its mass towards collisions is incredibly helpful.</text:p>
      <text:p text:style-name="Standard"/>
      <text:p text:style-name="Standard">Post-Lab Questions</text:p>
      <text:p text:style-name="Standard"/>
      <text:p text:style-name="P220">The code produced in Procedure 3 is applicable to the collision of two spheres in 3D space as well. When two spheres collide, the two centers of the spheres<text:s/>define a line of action. The final velocities along the line of action can be found using the same method used in Procedure 3, and the velocities perpendicular to the line of action remain unchanged. Describe a qualitative method for defining the line of action, and finding the parallel and perpendicular velocities for two spheres colliding in 3D space.</text:p>
      <text:p text:style-name="P221"/>
      <text:p text:style-name="P222">Explain the behavior of two objects when they collide with a coefficient of restitution equal to zero.</text:p>
      <text:p text:style-name="P223">The two objects that collide, at least for the dimension(s) taken into account for the equation, stick together.</text:p>
      <text:p text:style-name="P224"/>
      <text:p text:style-name="P225">If the coefficient of restitution is not exactly one, then kinetic energy is lost. Energy cannot be created nor destroyed, though, so where does this lost kinetic energy go?</text:p>
      <text:p text:style-name="P226">The kinetic energy can be lost in a variety of ways, it was used in either momentary or permanent deformation of the object in question, transferred as heat to the surface, or lost to friction. Just because energy is lost from the system does not mean that energy was destroyed, just that it was changed to another form and then used in a different solutio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MathJax Math" svg:font-family="MathJax Math" style:font-family-generic="system"/>
    <style:font-face style:name="MathJax Main" svg:font-family="MathJax Main" style:font-family-generic="system"/>
    <style:font-face style:name="verdana, arial, helvetica, sans" svg:font-family="verdana, arial, helvetica, san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vc-student</dc:creator>
    <meta:creation-date>2016-04-25T11:23:00Z</meta:creation-date>
    <dc:date>2016-04-25T20:22:00Z</dc:date>
    <meta:template xlink:href="Normal" xlink:type="simple"/>
    <meta:editing-cycles>3</meta:editing-cycles>
    <meta:editing-duration>PT2220S</meta:editing-duration>
    <meta:document-statistic meta:page-count="3" meta:paragraph-count="12" meta:word-count="956" meta:character-count="6394" meta:row-count="45" meta:non-whitespace-character-count="5450"/>
  </office:meta>
</office:document-meta>
</file>